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6.2988in" svg:height="3.5429in" svg:x="1.0154in" svg:y="0.8551in">
            <draw:object draw:notify-on-update-of-ranges="Arkusz1.A1:Arkusz1.A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0.0126in" svg:y="0.6984in">
            <draw:object draw:notify-on-update-of-ranges="Arkusz1.K1:Arkusz1.K10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float" office:value="-2.39059619124406" calcext:value-type="float">
            <text:p>-2.39059619124406</text:p>
          </table:table-cell>
          <table:table-cell office:value-type="string" calcext:value-type="string">
            <text:p>bs.txt</text:p>
          </table:table-cell>
          <table:table-cell table:number-columns-repeated="7"/>
          <table:table-cell office:value-type="string" calcext:value-type="string">
            <text:p>obecny.txt</text:p>
          </table:table-cell>
          <table:table-cell office:value-type="float" office:value="1.8878573161482" calcext:value-type="float">
            <text:p>1.8878573161482</text:p>
          </table:table-cell>
        </table:table-row>
        <table:table-row table:style-name="ro1">
          <table:table-cell office:value-type="float" office:value="1.8878573161482" calcext:value-type="float">
            <text:p>1.8878573161482</text:p>
          </table:table-cell>
          <table:table-cell table:number-columns-repeated="9"/>
          <table:table-cell office:value-type="float" office:value="-1.90076932365175" calcext:value-type="float">
            <text:p>-1.90076932365175</text:p>
          </table:table-cell>
        </table:table-row>
        <table:table-row table:style-name="ro1">
          <table:table-cell office:value-type="float" office:value="1.8878573161482" calcext:value-type="float">
            <text:p>1.8878573161482</text:p>
          </table:table-cell>
          <table:table-cell table:number-columns-repeated="9"/>
          <table:table-cell office:value-type="float" office:value="-1.03525799501767" calcext:value-type="float">
            <text:p>-1.03525799501767</text:p>
          </table:table-cell>
        </table:table-row>
        <table:table-row table:style-name="ro1">
          <table:table-cell office:value-type="float" office:value="1.8878573161482" calcext:value-type="float">
            <text:p>1.8878573161482</text:p>
          </table:table-cell>
          <table:table-cell table:number-columns-repeated="9"/>
          <table:table-cell office:value-type="float" office:value="1.53130834716996" calcext:value-type="float">
            <text:p>1.53130834716996</text:p>
          </table:table-cell>
        </table:table-row>
        <table:table-row table:style-name="ro1">
          <table:table-cell office:value-type="float" office:value="1.8878573161482" calcext:value-type="float">
            <text:p>1.8878573161482</text:p>
          </table:table-cell>
          <table:table-cell table:number-columns-repeated="9"/>
          <table:table-cell office:value-type="float" office:value="-4.03232957125563" calcext:value-type="float">
            <text:p>-4.03232957125563</text:p>
          </table:table-cell>
        </table:table-row>
        <table:table-row table:style-name="ro1">
          <table:table-cell office:value-type="float" office:value="1.8878573161482" calcext:value-type="float">
            <text:p>1.8878573161482</text:p>
          </table:table-cell>
          <table:table-cell table:number-columns-repeated="9"/>
          <table:table-cell office:value-type="float" office:value="0.498807913272847" calcext:value-type="float">
            <text:p>0.498807913272847</text:p>
          </table:table-cell>
        </table:table-row>
        <table:table-row table:style-name="ro1">
          <table:table-cell office:value-type="float" office:value="1.8878573161482" calcext:value-type="float">
            <text:p>1.8878573161482</text:p>
          </table:table-cell>
          <table:table-cell table:number-columns-repeated="9"/>
          <table:table-cell office:value-type="float" office:value="1.96466426971757" calcext:value-type="float">
            <text:p>1.96466426971757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592922420286502" calcext:value-type="float">
            <text:p>-0.59292242028650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645938600777032" calcext:value-type="float">
            <text:p>-0.64593860077703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239369412762765" calcext:value-type="float">
            <text:p>-0.23936941276276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935699266623085" calcext:value-type="float">
            <text:p>-0.93569926662308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02312867558025" calcext:value-type="float">
            <text:p>-1.0231286755802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45315186370034" calcext:value-type="float">
            <text:p>0.45315186370034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654390998525425" calcext:value-type="float">
            <text:p>0.65439099852542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32426949454334" calcext:value-type="float">
            <text:p>1.32426949454334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147301364117668" calcext:value-type="float">
            <text:p>0.147301364117668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05561398985497" calcext:value-type="float">
            <text:p>-2.05561398985497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05096346883065" calcext:value-type="float">
            <text:p>-1.0509634688306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85113076883774" calcext:value-type="float">
            <text:p>1.85113076883774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233146016825795" calcext:value-type="float">
            <text:p>0.23314601682579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42983303230162" calcext:value-type="float">
            <text:p>1.4298330323016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96261189024724" calcext:value-type="float">
            <text:p>-1.96261189024724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94995148983729" calcext:value-type="float">
            <text:p>1.94995148983729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926869982640615" calcext:value-type="float">
            <text:p>0.92686998264061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3.0834266145383" calcext:value-type="float">
            <text:p>-3.083426614538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208883895728282" calcext:value-type="float">
            <text:p>-0.20888389572828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67875542768138" calcext:value-type="float">
            <text:p>-1.67875542768138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90319835729645" calcext:value-type="float">
            <text:p>1.9031983572964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812912499407408" calcext:value-type="float">
            <text:p>0.812912499407408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204914533372263" calcext:value-type="float">
            <text:p>0.20491453337226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9189604750223" calcext:value-type="float">
            <text:p>1.918960475022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641633824694782" calcext:value-type="float">
            <text:p>0.64163382469478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41849499364702" calcext:value-type="float">
            <text:p>1.4184949936470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74859233735888" calcext:value-type="float">
            <text:p>1.74859233735888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4.13696007223835" calcext:value-type="float">
            <text:p>-4.1369600722383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26173618933113" calcext:value-type="float">
            <text:p>1.2617361893311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171255208072731" calcext:value-type="float">
            <text:p>0.171255208072731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56243897416844" calcext:value-type="float">
            <text:p>-1.56243897416844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0382663220434356" calcext:value-type="float">
            <text:p>0.038266322043436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669625233523496" calcext:value-type="float">
            <text:p>-0.669625233523496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50320698134106" calcext:value-type="float">
            <text:p>-1.50320698134106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97652593546021" calcext:value-type="float">
            <text:p>-2.97652593546021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038774731169986" calcext:value-type="float">
            <text:p>0.038774731169986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06992056644323" calcext:value-type="float">
            <text:p>-1.0699205664432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0971562693807966" calcext:value-type="float">
            <text:p>0.097156269380797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44449331556476" calcext:value-type="float">
            <text:p>-1.44449331556476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47024651342159" calcext:value-type="float">
            <text:p>1.47024651342159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47260250006272" calcext:value-type="float">
            <text:p>-2.4726025000627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687166625641473" calcext:value-type="float">
            <text:p>0.68716662564147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5.15894795680179" calcext:value-type="float">
            <text:p>-5.15894795680179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291617898896198" calcext:value-type="float">
            <text:p>0.291617898896198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45975174572519" calcext:value-type="float">
            <text:p>-2.45975174572519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813985046426492" calcext:value-type="float">
            <text:p>0.81398504642649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3.86877114847823" calcext:value-type="float">
            <text:p>-3.8687711484782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82474878294825" calcext:value-type="float">
            <text:p>-1.8247487829482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120892324219347" calcext:value-type="float">
            <text:p>-0.120892324219347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441513651482987" calcext:value-type="float">
            <text:p>-0.441513651482987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93603135188806" calcext:value-type="float">
            <text:p>-2.93603135188806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24405441823669" calcext:value-type="float">
            <text:p>-2.24405441823669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351038691377495" calcext:value-type="float">
            <text:p>0.35103869137749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0398701768506347" calcext:value-type="float">
            <text:p>0.03987017685063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26638279270999" calcext:value-type="float">
            <text:p>-2.26638279270999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98544885018384" calcext:value-type="float">
            <text:p>-1.98544885018384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66198162461792" calcext:value-type="float">
            <text:p>-2.6619816246179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471206209085636" calcext:value-type="float">
            <text:p>0.471206209085636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15529802980413" calcext:value-type="float">
            <text:p>-2.1552980298041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7126593010462" calcext:value-type="float">
            <text:p>-1.712659301046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77608323952474" calcext:value-type="float">
            <text:p>-2.77608323952474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235340482699541" calcext:value-type="float">
            <text:p>-0.235340482699541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836930237931407" calcext:value-type="float">
            <text:p>0.836930237931407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38474203600409" calcext:value-type="float">
            <text:p>-1.38474203600409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959169865629998" calcext:value-type="float">
            <text:p>0.959169865629998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93087839920192" calcext:value-type="float">
            <text:p>1.9308783992019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436465752282" calcext:value-type="float">
            <text:p>1.43646575228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02689494860024" calcext:value-type="float">
            <text:p>1.02689494860024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0429162970537493" calcext:value-type="float">
            <text:p>0.042916297053749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45973949104763" calcext:value-type="float">
            <text:p>-1.4597394910476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74400591702928" calcext:value-type="float">
            <text:p>0.74400591702928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164877411233062" calcext:value-type="float">
            <text:p>-0.16487741123306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3.81908607912272" calcext:value-type="float">
            <text:p>-3.8190860791227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11004157324838" calcext:value-type="float">
            <text:p>-1.11004157324838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54515728412597" calcext:value-type="float">
            <text:p>1.54515728412597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48067988833659" calcext:value-type="float">
            <text:p>-2.48067988833659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99807553677977" calcext:value-type="float">
            <text:p>-2.99807553677977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142558450841897" calcext:value-type="float">
            <text:p>0.142558450841897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82210432561237" calcext:value-type="float">
            <text:p>-2.82210432561237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29862351824832" calcext:value-type="float">
            <text:p>1.2986235182483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260203874704837" calcext:value-type="float">
            <text:p>-0.260203874704837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853955579331832" calcext:value-type="float">
            <text:p>-0.85395557933183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54729115399044" calcext:value-type="float">
            <text:p>-2.54729115399044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45723024504574" calcext:value-type="float">
            <text:p>1.45723024504574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661114225672735" calcext:value-type="float">
            <text:p>-0.66111422567273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452591061863398" calcext:value-type="float">
            <text:p>-0.452591061863398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367744845844279" calcext:value-type="float">
            <text:p>0.367744845844279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44973560271365" calcext:value-type="float">
            <text:p>-1.4497356027136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960910866611595" calcext:value-type="float">
            <text:p>-0.96091086661159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84113281085033" calcext:value-type="float">
            <text:p>-1.8411328108503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68430545580273" calcext:value-type="float">
            <text:p>1.6843054558027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95941335975701" calcext:value-type="float">
            <text:p>-2.95941335975701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35063105693212" calcext:value-type="float">
            <text:p>-1.3506310569321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39378650277535" calcext:value-type="float">
            <text:p>1.3937865027753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345881496757451" calcext:value-type="float">
            <text:p>0.345881496757451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8558956241556" calcext:value-type="float">
            <text:p>1.8558956241556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33352516118419" calcext:value-type="float">
            <text:p>-0.33352516118419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104498119094523" calcext:value-type="float">
            <text:p>0.10449811909452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699174974739836" calcext:value-type="float">
            <text:p>-0.699174974739836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952290337628545" calcext:value-type="float">
            <text:p>0.95229033762854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51110620154981" calcext:value-type="float">
            <text:p>-1.51110620154981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3.51946923260863" calcext:value-type="float">
            <text:p>-3.5194692326086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785540475968771" calcext:value-type="float">
            <text:p>0.785540475968771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75119549585986" calcext:value-type="float">
            <text:p>0.75119549585986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240939835313319" calcext:value-type="float">
            <text:p>0.240939835313319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318170377362724" calcext:value-type="float">
            <text:p>-0.318170377362724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61419090553035" calcext:value-type="float">
            <text:p>1.6141909055303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667396046044533" calcext:value-type="float">
            <text:p>0.66739604604453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4.56752558376902" calcext:value-type="float">
            <text:p>-4.5675255837690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55246350546444" calcext:value-type="float">
            <text:p>-0.55246350546444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82083482705463" calcext:value-type="float">
            <text:p>-1.8208348270546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21918692976934" calcext:value-type="float">
            <text:p>1.21918692976934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85905982364265" calcext:value-type="float">
            <text:p>1.8590598236426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33993348033529" calcext:value-type="float">
            <text:p>-1.33993348033529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42678517133809" calcext:value-type="float">
            <text:p>1.42678517133809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3.80017029063224" calcext:value-type="float">
            <text:p>-3.80017029063224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25573523386198" calcext:value-type="float">
            <text:p>-1.25573523386198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27209466620222" calcext:value-type="float">
            <text:p>1.2720946662022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39214585407153" calcext:value-type="float">
            <text:p>-1.3921458540715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491798418032102" calcext:value-type="float">
            <text:p>0.49179841803210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34103944244601" calcext:value-type="float">
            <text:p>-2.34103944244601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3510067462895" calcext:value-type="float">
            <text:p>1.351006746289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72828155720118" calcext:value-type="float">
            <text:p>-1.72828155720118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930465952588795" calcext:value-type="float">
            <text:p>0.93046595258879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236409689254395" calcext:value-type="float">
            <text:p>-0.23640968925439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641948521214525" calcext:value-type="float">
            <text:p>0.64194852121452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18153574458152" calcext:value-type="float">
            <text:p>1.1815357445815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67216908950245" calcext:value-type="float">
            <text:p>-1.6721690895024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15938916819528" calcext:value-type="float">
            <text:p>-2.15938916819528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432041878116387" calcext:value-type="float">
            <text:p>0.432041878116387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178489952504646" calcext:value-type="float">
            <text:p>0.178489952504646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3.27257637030161" calcext:value-type="float">
            <text:p>-3.27257637030161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90152308432194" calcext:value-type="float">
            <text:p>-1.90152308432194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66061187578771" calcext:value-type="float">
            <text:p>1.66061187578771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3.01265593245274" calcext:value-type="float">
            <text:p>-3.01265593245274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96551805554697" calcext:value-type="float">
            <text:p>-1.96551805554697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0369176019596" calcext:value-type="float">
            <text:p>-2.0369176019596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56294941396957" calcext:value-type="float">
            <text:p>-1.56294941396957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21125674473475" calcext:value-type="float">
            <text:p>-2.2112567447347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623352212910062" calcext:value-type="float">
            <text:p>-0.62335221291006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420106442542238" calcext:value-type="float">
            <text:p>0.420106442542238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0659921332086397" calcext:value-type="float">
            <text:p>0.06599213320864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19623650206331" calcext:value-type="float">
            <text:p>-1.19623650206331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22003780343208" calcext:value-type="float">
            <text:p>-1.22003780343208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76652501886682" calcext:value-type="float">
            <text:p>1.7665250188668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363205084099702" calcext:value-type="float">
            <text:p>-0.36320508409970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86065815312455" calcext:value-type="float">
            <text:p>-1.8606581531245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173485618918279" calcext:value-type="float">
            <text:p>-0.173485618918279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5.51637785988252" calcext:value-type="float">
            <text:p>-5.5163778598825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864970309365742" calcext:value-type="float">
            <text:p>0.86497030936574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17276245207603" calcext:value-type="float">
            <text:p>-1.1727624520760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0754580311150543" calcext:value-type="float">
            <text:p>-0.075458031115054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4.45734179413319" calcext:value-type="float">
            <text:p>-4.45734179413319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516532011992794" calcext:value-type="float">
            <text:p>0.516532011992794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836454418013904" calcext:value-type="float">
            <text:p>0.836454418013904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26905812513236" calcext:value-type="float">
            <text:p>1.26905812513236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70240391863913" calcext:value-type="float">
            <text:p>1.7024039186391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648433578054772" calcext:value-type="float">
            <text:p>-0.64843357805477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74795169909963" calcext:value-type="float">
            <text:p>1.7479516990996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00226188271465277" calcext:value-type="float">
            <text:p>-0.00226188271465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407747962551356" calcext:value-type="float">
            <text:p>0.407747962551356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791090682325148" calcext:value-type="float">
            <text:p>-0.791090682325148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0756587827924298" calcext:value-type="float">
            <text:p>-0.0756587827924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0504840068731" calcext:value-type="float">
            <text:p>-1.0504840068731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965115656549699" calcext:value-type="float">
            <text:p>0.965115656549699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95975115097798" calcext:value-type="float">
            <text:p>1.95975115097798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668625669730261" calcext:value-type="float">
            <text:p>-0.668625669730261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72148825879625" calcext:value-type="float">
            <text:p>-2.7214882587962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82341221881713" calcext:value-type="float">
            <text:p>1.8234122188171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915727283021221" calcext:value-type="float">
            <text:p>0.915727283021221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26398992820058" calcext:value-type="float">
            <text:p>-1.26398992820058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3.54747067673862" calcext:value-type="float">
            <text:p>-3.5474706767386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07611686477008" calcext:value-type="float">
            <text:p>-2.07611686477008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162562678155283" calcext:value-type="float">
            <text:p>0.16256267815528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512698589581954" calcext:value-type="float">
            <text:p>0.512698589581954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80549310019102" calcext:value-type="float">
            <text:p>-1.8054931001910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3.52804700985487" calcext:value-type="float">
            <text:p>-3.52804700985487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958074669764284" calcext:value-type="float">
            <text:p>-0.958074669764284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250264165133736" calcext:value-type="float">
            <text:p>-0.250264165133736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52383382381781" calcext:value-type="float">
            <text:p>1.52383382381781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51983030595937" calcext:value-type="float">
            <text:p>-1.51983030595937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87251068389515" calcext:value-type="float">
            <text:p>-2.8725106838951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7754462819712" calcext:value-type="float">
            <text:p>1.775446281971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03635982579127" calcext:value-type="float">
            <text:p>-2.03635982579127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3.4004024434452" calcext:value-type="float">
            <text:p>-3.400402443445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923215844968523" calcext:value-type="float">
            <text:p>-0.92321584496852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3.6918620866099" calcext:value-type="float">
            <text:p>-3.6918620866099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0826693120841619" calcext:value-type="float">
            <text:p>0.08266931208416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08604432431713" calcext:value-type="float">
            <text:p>-1.0860443243171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35744444882595" calcext:value-type="float">
            <text:p>1.3574444488259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3.54163497238424" calcext:value-type="float">
            <text:p>-3.54163497238424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3.96959768247625" calcext:value-type="float">
            <text:p>-3.9695976824762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364097709724" calcext:value-type="float">
            <text:p>-1.364097709724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292025592261425" calcext:value-type="float">
            <text:p>-0.29202559226142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18116201186875" calcext:value-type="float">
            <text:p>1.1811620118687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48720198247507" calcext:value-type="float">
            <text:p>-2.48720198247507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70055605334602" calcext:value-type="float">
            <text:p>-1.7005560533460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15546184847908" calcext:value-type="float">
            <text:p>-2.15546184847908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84163088561631" calcext:value-type="float">
            <text:p>-1.84163088561631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668782440692167" calcext:value-type="float">
            <text:p>0.668782440692167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2.23363623987256" calcext:value-type="float">
            <text:p>-2.23363623987256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184200547628888" calcext:value-type="float">
            <text:p>-0.184200547628888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391950693095063" calcext:value-type="float">
            <text:p>-0.39195069309506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91363715197426" calcext:value-type="float">
            <text:p>-1.91363715197426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1.73194697532993" calcext:value-type="float">
            <text:p>-1.73194697532993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87891921538339" calcext:value-type="float">
            <text:p>1.87891921538339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0394824487801744" calcext:value-type="float">
            <text:p>-0.039482448780174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-0.190694036882021" calcext:value-type="float">
            <text:p>-0.190694036882021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0.536828409459872" calcext:value-type="float">
            <text:p>0.536828409459872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81848262777555" calcext:value-type="float">
            <text:p>1.81848262777555</text:p>
          </table:table-cell>
        </table:table-row>
        <table:table-row table:style-name="ro1">
          <table:table-cell office:value-type="float" office:value="1.96466426971757" calcext:value-type="float">
            <text:p>1.96466426971757</text:p>
          </table:table-cell>
          <table:table-cell table:number-columns-repeated="9"/>
          <table:table-cell office:value-type="float" office:value="1.99666112969519" calcext:value-type="float">
            <text:p>1.9966611296951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4.1399482384013" calcext:value-type="float">
            <text:p>-4.139948238401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819698760867063" calcext:value-type="float">
            <text:p>0.81969876086706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291835449877368" calcext:value-type="float">
            <text:p>-0.29183544987736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85071375284661" calcext:value-type="float">
            <text:p>-1.8507137528466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221800991494005" calcext:value-type="float">
            <text:p>0.22180099149400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4.938761168114" calcext:value-type="float">
            <text:p>-4.93876116811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0372394171898995" calcext:value-type="float">
            <text:p>-0.037239417189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15052596566911" calcext:value-type="float">
            <text:p>-1.1505259656691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55903085263532" calcext:value-type="float">
            <text:p>0.5590308526353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197024377205793" calcext:value-type="float">
            <text:p>-0.19702437720579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68341088879404" calcext:value-type="float">
            <text:p>1.6834108887940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87169354941932" calcext:value-type="float">
            <text:p>-1.8716935494193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8871854133956" calcext:value-type="float">
            <text:p>-1.887185413395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8932486981488" calcext:value-type="float">
            <text:p>1.893248698148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56561088092493" calcext:value-type="float">
            <text:p>-1.5656108809249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46205427948456" calcext:value-type="float">
            <text:p>-1.4620542794845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62047167847404" calcext:value-type="float">
            <text:p>-1.6204716784740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81991618060199" calcext:value-type="float">
            <text:p>1.8199161806019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19261522585784" calcext:value-type="float">
            <text:p>-1.1926152258578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261363935926874" calcext:value-type="float">
            <text:p>-0.26136393592687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136426233789113" calcext:value-type="float">
            <text:p>-0.13642623378911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89957531431531" calcext:value-type="float">
            <text:p>-1.8995753143153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11103892724448" calcext:value-type="float">
            <text:p>1.1110389272444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45318139950562" calcext:value-type="float">
            <text:p>1.4531813995056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982569826057325" calcext:value-type="float">
            <text:p>-0.98256982605732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01884781877204" calcext:value-type="float">
            <text:p>-2.0188478187720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5.58383427809654" calcext:value-type="float">
            <text:p>-5.5838342780965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44636355825197" calcext:value-type="float">
            <text:p>1.4463635582519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758997420222032" calcext:value-type="float">
            <text:p>-0.75899742022203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526465436410128" calcext:value-type="float">
            <text:p>0.52646543641012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64759611951578" calcext:value-type="float">
            <text:p>1.6475961195157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60630809523789" calcext:value-type="float">
            <text:p>-0.6063080952378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21851302496014" calcext:value-type="float">
            <text:p>1.2185130249601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649349703396204" calcext:value-type="float">
            <text:p>-0.64934970339620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58273454465807" calcext:value-type="float">
            <text:p>1.5827345446580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251182632781232" calcext:value-type="float">
            <text:p>0.25118263278123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27624651242251" calcext:value-type="float">
            <text:p>-1.2762465124225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06083060664688" calcext:value-type="float">
            <text:p>1.0608306066468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4187087484638" calcext:value-type="float">
            <text:p>1.418708748463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05045652121613" calcext:value-type="float">
            <text:p>-2.0504565212161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832059765005483" calcext:value-type="float">
            <text:p>-0.83205976500548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626761047037572" calcext:value-type="float">
            <text:p>-0.62676104703757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720207147044716" calcext:value-type="float">
            <text:p>0.72020714704471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0663050920303918" calcext:value-type="float">
            <text:p>0.06630509203039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64015807973099" calcext:value-type="float">
            <text:p>-2.6401580797309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74727983096053" calcext:value-type="float">
            <text:p>1.7472798309605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0939820756913203" calcext:value-type="float">
            <text:p>-0.0939820756913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679940719471382" calcext:value-type="float">
            <text:p>0.67994071947138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626100410434934" calcext:value-type="float">
            <text:p>-0.62610041043493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58202003570575" calcext:value-type="float">
            <text:p>-2.5820200357057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49523814239402" calcext:value-type="float">
            <text:p>-2.4952381423940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331226267690818" calcext:value-type="float">
            <text:p>-0.33122626769081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12092965279126" calcext:value-type="float">
            <text:p>-3.1209296527912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81441895679235" calcext:value-type="float">
            <text:p>1.8144189567923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52535882596821" calcext:value-type="float">
            <text:p>-1.5253588259682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2831808177773" calcext:value-type="float">
            <text:p>-1.283180817777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67588127965677" calcext:value-type="float">
            <text:p>-3.6758812796567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57852370165334" calcext:value-type="float">
            <text:p>1.5785237016533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9514689875243" calcext:value-type="float">
            <text:p>-1.951468987524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00529414883032" calcext:value-type="float">
            <text:p>-2.0052941488303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099081979749085" calcext:value-type="float">
            <text:p>0.09908197974908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76944632389371" calcext:value-type="float">
            <text:p>-2.7694463238937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128096206201952" calcext:value-type="float">
            <text:p>-0.12809620620195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498927996367688" calcext:value-type="float">
            <text:p>0.49892799636768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781726835584349" calcext:value-type="float">
            <text:p>-0.78172683558434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34269767883372" calcext:value-type="float">
            <text:p>-1.3426976788337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48638515157625" calcext:value-type="float">
            <text:p>1.4863851515762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710786895008033" calcext:value-type="float">
            <text:p>0.71078689500803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254352062404876" calcext:value-type="float">
            <text:p>-0.25435206240487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11390759506945" calcext:value-type="float">
            <text:p>-1.1139075950694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72529294669822" calcext:value-type="float">
            <text:p>-2.7252929466982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33102244304136" calcext:value-type="float">
            <text:p>-2.3310224430413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620224338014832" calcext:value-type="float">
            <text:p>0.62022433801483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35683712987515" calcext:value-type="float">
            <text:p>-3.3568371298751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565505716842291" calcext:value-type="float">
            <text:p>0.56550571684229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26420554021638" calcext:value-type="float">
            <text:p>1.2642055402163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58029879823468" calcext:value-type="float">
            <text:p>-1.5802987982346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5251204939051" calcext:value-type="float">
            <text:p>-1.525120493905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949323318076551" calcext:value-type="float">
            <text:p>0.94932331807655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389307045502612" calcext:value-type="float">
            <text:p>-0.38930704550261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885474178076966" calcext:value-type="float">
            <text:p>0.88547417807696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6656388024408" calcext:value-type="float">
            <text:p>1.665638802440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891865824744667" calcext:value-type="float">
            <text:p>-0.89186582474466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04995900703263" calcext:value-type="float">
            <text:p>1.0499590070326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22322794233574" calcext:value-type="float">
            <text:p>1.2232279423357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79440319380636" calcext:value-type="float">
            <text:p>0.7944031938063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01097406602591" calcext:value-type="float">
            <text:p>-3.0109740660259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0406277755288285" calcext:value-type="float">
            <text:p>-0.04062777552882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66795682240132" calcext:value-type="float">
            <text:p>1.6679568224013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14745012751651" calcext:value-type="float">
            <text:p>-0.1474501275165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398898706440344" calcext:value-type="float">
            <text:p>-0.39889870644034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749058273135217" calcext:value-type="float">
            <text:p>0.74905827313521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206469830459926" calcext:value-type="float">
            <text:p>-0.20646983045992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4.85481610107254" calcext:value-type="float">
            <text:p>-4.8548161010725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19340919469569" calcext:value-type="float">
            <text:p>-3.1934091946956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47292593548283" calcext:value-type="float">
            <text:p>-1.4729259354828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454656997990088" calcext:value-type="float">
            <text:p>0.45465699799008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523585596092234" calcext:value-type="float">
            <text:p>-0.52358559609223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76364295567327" calcext:value-type="float">
            <text:p>-1.7636429556732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62222118964274" calcext:value-type="float">
            <text:p>1.6222211896427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16565282554312" calcext:value-type="float">
            <text:p>-2.1656528255431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06781603330089" calcext:value-type="float">
            <text:p>-2.0678160333008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587750374884826" calcext:value-type="float">
            <text:p>0.58775037488482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659981889794304" calcext:value-type="float">
            <text:p>-0.65998188979430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88703325818736" calcext:value-type="float">
            <text:p>-2.8870332581873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462772976899134" calcext:value-type="float">
            <text:p>0.46277297689913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749845145607609" calcext:value-type="float">
            <text:p>0.74984514560760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14367185139675" calcext:value-type="float">
            <text:p>-2.1436718513967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4.53283864901036" calcext:value-type="float">
            <text:p>-4.5328386490103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37273972805596" calcext:value-type="float">
            <text:p>1.3727397280559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828953560370299" calcext:value-type="float">
            <text:p>0.82895356037029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08362389134104" calcext:value-type="float">
            <text:p>1.0836238913410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4.89993252020055" calcext:value-type="float">
            <text:p>-4.8999325202005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35697382831254" calcext:value-type="float">
            <text:p>-1.3569738283125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99185027205125" calcext:value-type="float">
            <text:p>-1.9918502720512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496094648856013" calcext:value-type="float">
            <text:p>0.49609464885601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814357813726802" calcext:value-type="float">
            <text:p>0.81435781372680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20167119986645" calcext:value-type="float">
            <text:p>1.2016711998664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6250358195235" calcext:value-type="float">
            <text:p>-1.625035819523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49234719611684" calcext:value-type="float">
            <text:p>1.4923471961168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470990489577278" calcext:value-type="float">
            <text:p>0.47099048957727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422021859620632" calcext:value-type="float">
            <text:p>0.42202185962063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22552318248703" calcext:value-type="float">
            <text:p>1.2255231824870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959243716802361" calcext:value-type="float">
            <text:p>-0.95924371680236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0382932013127966" calcext:value-type="float">
            <text:p>0.03829320131279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86289433841753" calcext:value-type="float">
            <text:p>-2.8628943384175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826752123623693" calcext:value-type="float">
            <text:p>0.82675212362369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13386537764109" calcext:value-type="float">
            <text:p>-3.1338653776410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497426038275526" calcext:value-type="float">
            <text:p>-0.49742603827552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33085277131623" calcext:value-type="float">
            <text:p>-1.3308527713162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19944783184649" calcext:value-type="float">
            <text:p>1.1994478318464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183186553781328" calcext:value-type="float">
            <text:p>-0.18318655378132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71811232509155" calcext:value-type="float">
            <text:p>1.7181123250915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434079321802103" calcext:value-type="float">
            <text:p>0.43407932180210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37296804271774" calcext:value-type="float">
            <text:p>-2.3729680427177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9332097869513" calcext:value-type="float">
            <text:p>-2.933209786951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61180200217517" calcext:value-type="float">
            <text:p>-1.6118020021751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031420779461242" calcext:value-type="float">
            <text:p>-0.03142077946124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987480136200866" calcext:value-type="float">
            <text:p>0.98748013620086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8939867090033" calcext:value-type="float">
            <text:p>-2.893986709003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4.60914495023268" calcext:value-type="float">
            <text:p>-4.6091449502326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09930339337526" calcext:value-type="float">
            <text:p>1.0993033933752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17491628862378" calcext:value-type="float">
            <text:p>-1.1749162886237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610178054493398" calcext:value-type="float">
            <text:p>-0.61017805449339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756147442910886" calcext:value-type="float">
            <text:p>0.75614744291088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981476796336306" calcext:value-type="float">
            <text:p>0.98147679633630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80038942252026" calcext:value-type="float">
            <text:p>-3.8003894225202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8124157280307" calcext:value-type="float">
            <text:p>1.812415728030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42413134514197" calcext:value-type="float">
            <text:p>-1.4241313451419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0650809817427633" calcext:value-type="float">
            <text:p>0.06508098174276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00195648716968511" calcext:value-type="float">
            <text:p>0.00195648716968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956563861306062" calcext:value-type="float">
            <text:p>-0.95656386130606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91663706612161" calcext:value-type="float">
            <text:p>-1.9166370661216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34510931148011" calcext:value-type="float">
            <text:p>-2.3451093114801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00444693699725929" calcext:value-type="float">
            <text:p>0.00444693699725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6471393707972" calcext:value-type="float">
            <text:p>1.647139370797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77779284129301" calcext:value-type="float">
            <text:p>-1.7777928412930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08431241085525" calcext:value-type="float">
            <text:p>-1.0843124108552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59104301528568" calcext:value-type="float">
            <text:p>-1.5910430152856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04487371418549" calcext:value-type="float">
            <text:p>-1.0448737141854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116196270709404" calcext:value-type="float">
            <text:p>0.11619627070940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87132001710934" calcext:value-type="float">
            <text:p>-3.8713200171093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02596692500956" calcext:value-type="float">
            <text:p>-2.0259669250095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57703287153209" calcext:value-type="float">
            <text:p>-1.5770328715320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73702762144606" calcext:value-type="float">
            <text:p>-2.7370276214460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7016151793129" calcext:value-type="float">
            <text:p>-1.701615179312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11099971047866" calcext:value-type="float">
            <text:p>-1.1109997104786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345552359339945" calcext:value-type="float">
            <text:p>0.34555235933994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66410079759769" calcext:value-type="float">
            <text:p>-2.6641007975976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43255915831978" calcext:value-type="float">
            <text:p>1.4325591583197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table:style-name="ce1" office:value-type="float" office:value="-0.000720350602785302" calcext:value-type="float">
            <text:p>-7.20E-0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52238328480078" calcext:value-type="float">
            <text:p>1.5223832848007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64904859917755" calcext:value-type="float">
            <text:p>-1.6490485991775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0965790005187985" calcext:value-type="float">
            <text:p>0.09657900051879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90761455674281" calcext:value-type="float">
            <text:p>1.9076145567428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55157903968055" calcext:value-type="float">
            <text:p>1.5515790396805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185526575397697" calcext:value-type="float">
            <text:p>0.18552657539769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06695035482531" calcext:value-type="float">
            <text:p>-1.0669503548253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38150970250629" calcext:value-type="float">
            <text:p>1.3815097025062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18206157059124" calcext:value-type="float">
            <text:p>-1.1820615705912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08816148151895" calcext:value-type="float">
            <text:p>-2.0881614815189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736163501609025" calcext:value-type="float">
            <text:p>0.73616350160902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441167083157718" calcext:value-type="float">
            <text:p>0.44116708315771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55510813800066" calcext:value-type="float">
            <text:p>-2.5551081380006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12999745344754" calcext:value-type="float">
            <text:p>-2.1299974534475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454541009480665" calcext:value-type="float">
            <text:p>0.45454100948066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0353757042862" calcext:value-type="float">
            <text:p>1.035375704286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603411992927526" calcext:value-type="float">
            <text:p>-0.60341199292752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477465218961433" calcext:value-type="float">
            <text:p>0.47746521896143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66214022127068" calcext:value-type="float">
            <text:p>1.6621402212706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18268704453695" calcext:value-type="float">
            <text:p>-2.1826870445369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23945222070756" calcext:value-type="float">
            <text:p>-1.2394522207075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53403537409744" calcext:value-type="float">
            <text:p>1.5340353740974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18226750525201" calcext:value-type="float">
            <text:p>-2.1822675052520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46892326739906" calcext:value-type="float">
            <text:p>1.4689232673990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2230117662517" calcext:value-type="float">
            <text:p>-1.223011766251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645922194721338" calcext:value-type="float">
            <text:p>-0.64592219472133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59532784210251" calcext:value-type="float">
            <text:p>1.5953278421025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0907015256401453" calcext:value-type="float">
            <text:p>0.09070152564014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15907036224263" calcext:value-type="float">
            <text:p>1.1590703622426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18589879533221" calcext:value-type="float">
            <text:p>-2.1858987953322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16583116361817" calcext:value-type="float">
            <text:p>1.1658311636181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594886364414533" calcext:value-type="float">
            <text:p>0.59488636441453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38700696901781" calcext:value-type="float">
            <text:p>1.3870069690178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07743332715881" calcext:value-type="float">
            <text:p>-1.0774333271588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619660690731383" calcext:value-type="float">
            <text:p>0.61966069073138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27009288798924" calcext:value-type="float">
            <text:p>1.2700928879892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788423528634919" calcext:value-type="float">
            <text:p>-0.78842352863491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215662742400135" calcext:value-type="float">
            <text:p>0.21566274240013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430578559803009" calcext:value-type="float">
            <text:p>0.43057855980300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15835581226179" calcext:value-type="float">
            <text:p>-1.1583558122617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33812386308302" calcext:value-type="float">
            <text:p>1.3381238630830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82881034029434" calcext:value-type="float">
            <text:p>0.8288103402943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45440892341461" calcext:value-type="float">
            <text:p>1.4544089234146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17289355370093" calcext:value-type="float">
            <text:p>0.1728935537009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47885515903124" calcext:value-type="float">
            <text:p>-2.4788551590312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08701048152714" calcext:value-type="float">
            <text:p>1.0870104815271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94789380406684" calcext:value-type="float">
            <text:p>1.9478938040668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803300802778096" calcext:value-type="float">
            <text:p>-0.80330080277809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155092054113134" calcext:value-type="float">
            <text:p>0.15509205411313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656151676368383" calcext:value-type="float">
            <text:p>0.65615167636838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397910720618695" calcext:value-type="float">
            <text:p>0.39791072061869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4.63717413513049" calcext:value-type="float">
            <text:p>-4.6371741351304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65621903484297" calcext:value-type="float">
            <text:p>-1.6562190348429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18860386847037" calcext:value-type="float">
            <text:p>-1.1886038684703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50394450930987" calcext:value-type="float">
            <text:p>-3.5039445093098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17778862522333" calcext:value-type="float">
            <text:p>-2.1777886252233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60083102912377" calcext:value-type="float">
            <text:p>1.6008310291237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09036155295184" calcext:value-type="float">
            <text:p>-1.0903615529518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90313808417186" calcext:value-type="float">
            <text:p>-1.9031380841718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353234919800339" calcext:value-type="float">
            <text:p>-0.35323491980033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31860410323272" calcext:value-type="float">
            <text:p>-0.3186041032327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131887041505213" calcext:value-type="float">
            <text:p>0.13188704150521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585832921242922" calcext:value-type="float">
            <text:p>-0.58583292124292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82513472303682" calcext:value-type="float">
            <text:p>1.8251347230368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4192495189774" calcext:value-type="float">
            <text:p>-1.419249518977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54596268123179" calcext:value-type="float">
            <text:p>-1.5459626812317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4.74619733247629" calcext:value-type="float">
            <text:p>-4.7461973324762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880693851911127" calcext:value-type="float">
            <text:p>0.88069385191112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20904625570731" calcext:value-type="float">
            <text:p>1.2090462557073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86228681280233" calcext:value-type="float">
            <text:p>1.8622868128023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64925787084981" calcext:value-type="float">
            <text:p>-2.6492578708498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621112700494177" calcext:value-type="float">
            <text:p>0.62111270049417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651184938084113" calcext:value-type="float">
            <text:p>0.65118493808411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88767340576603" calcext:value-type="float">
            <text:p>1.8876734057660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345982096456485" calcext:value-type="float">
            <text:p>0.34598209645648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284104922713508" calcext:value-type="float">
            <text:p>-0.28410492271350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22719877766272" calcext:value-type="float">
            <text:p>-2.2271987776627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42895386449599" calcext:value-type="float">
            <text:p>1.4289538644959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13497353894268" calcext:value-type="float">
            <text:p>-2.1349735389426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29974118799914" calcext:value-type="float">
            <text:p>-3.2997411879991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07210819913691" calcext:value-type="float">
            <text:p>1.0721081991369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65748825409947" calcext:value-type="float">
            <text:p>-3.6574882540994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90354366821051" calcext:value-type="float">
            <text:p>1.9035436682105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577157480872986" calcext:value-type="float">
            <text:p>0.57715748087298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355900106003641" calcext:value-type="float">
            <text:p>-0.35590010600364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425970382444665" calcext:value-type="float">
            <text:p>-0.42597038244466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74556505762932" calcext:value-type="float">
            <text:p>-2.7455650576293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14374254829196" calcext:value-type="float">
            <text:p>1.1437425482919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408550067668009" calcext:value-type="float">
            <text:p>-0.40855006766800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884385059181688" calcext:value-type="float">
            <text:p>0.88438505918168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39045844941583" calcext:value-type="float">
            <text:p>-2.3904584494158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95504694854368" calcext:value-type="float">
            <text:p>1.9550469485436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52514549331593" calcext:value-type="float">
            <text:p>-3.5251454933159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667714830196708" calcext:value-type="float">
            <text:p>0.66771483019670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4.48614186071154" calcext:value-type="float">
            <text:p>-4.4861418607115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525782541137" calcext:value-type="float">
            <text:p>-2.52578254113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858674232992828" calcext:value-type="float">
            <text:p>-0.85867423299282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516734348689669" calcext:value-type="float">
            <text:p>0.51673434868966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5.05065305997715" calcext:value-type="float">
            <text:p>-5.0506530599771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43212380754001" calcext:value-type="float">
            <text:p>-1.4321238075400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657670056466964" calcext:value-type="float">
            <text:p>0.65767005646696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58512375113692" calcext:value-type="float">
            <text:p>1.5851237511369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673680656531029" calcext:value-type="float">
            <text:p>0.67368065653102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46012870514934" calcext:value-type="float">
            <text:p>-1.4601287051493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5.37054408675011" calcext:value-type="float">
            <text:p>-5.3705440867501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151529586738485" calcext:value-type="float">
            <text:p>0.15152958673848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26567012826555" calcext:value-type="float">
            <text:p>-1.2656701282655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12759821501957" calcext:value-type="float">
            <text:p>1.1275982150195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973194015945816" calcext:value-type="float">
            <text:p>-0.97319401594581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630907582408505" calcext:value-type="float">
            <text:p>-0.63090758240850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390697054641885" calcext:value-type="float">
            <text:p>0.39069705464188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19057377312844" calcext:value-type="float">
            <text:p>-1.1905737731284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45927782983902" calcext:value-type="float">
            <text:p>1.4592778298390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64935858560048" calcext:value-type="float">
            <text:p>1.6493585856004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01201642972619" calcext:value-type="float">
            <text:p>1.0120164297261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584832803016756" calcext:value-type="float">
            <text:p>0.58483280301675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50123190957435" calcext:value-type="float">
            <text:p>-2.5012319095743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00267371432277" calcext:value-type="float">
            <text:p>-3.0026737143227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54858147759799" calcext:value-type="float">
            <text:p>-1.5485814775979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41674507968023" calcext:value-type="float">
            <text:p>-1.4167450796802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66208491702601" calcext:value-type="float">
            <text:p>-2.6620849170260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79424064362865" calcext:value-type="float">
            <text:p>-1.7942406436286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69790042876412" calcext:value-type="float">
            <text:p>-2.6979004287641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796618295713514" calcext:value-type="float">
            <text:p>0.79661829571351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38285623421323" calcext:value-type="float">
            <text:p>0.3828562342132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58579444231033" calcext:value-type="float">
            <text:p>-2.5857944423103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20882010492718" calcext:value-type="float">
            <text:p>-3.2088201049271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54631818954859" calcext:value-type="float">
            <text:p>-1.5463181895485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404094358090196" calcext:value-type="float">
            <text:p>-0.40409435809019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0811196251805" calcext:value-type="float">
            <text:p>1.081119625180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85880884099372" calcext:value-type="float">
            <text:p>-1.8588088409937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254387854911901" calcext:value-type="float">
            <text:p>-0.25438785491190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0229962397482999" calcext:value-type="float">
            <text:p>-0.022996239748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737541822554289" calcext:value-type="float">
            <text:p>-0.73754182255428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16785981040344" calcext:value-type="float">
            <text:p>1.1678598104034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922669162296366" calcext:value-type="float">
            <text:p>-0.92266916229636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795231501781491" calcext:value-type="float">
            <text:p>-0.79523150178149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665317738516369" calcext:value-type="float">
            <text:p>-0.66531773851636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90014400528819" calcext:value-type="float">
            <text:p>-1.9001440052881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255484557059142" calcext:value-type="float">
            <text:p>0.25548455705914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123782289299398" calcext:value-type="float">
            <text:p>0.12378228929939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91365097001756" calcext:value-type="float">
            <text:p>1.9136509700175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6643611302263" calcext:value-type="float">
            <text:p>-1.664361130226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5919964927328" calcext:value-type="float">
            <text:p>1.591996492732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84610020368464" calcext:value-type="float">
            <text:p>1.8461002036846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8822684338987" calcext:value-type="float">
            <text:p>1.882268433898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4.43554514905805" calcext:value-type="float">
            <text:p>-4.4355451490580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364244156322927" calcext:value-type="float">
            <text:p>-0.36424415632292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4.00152816793097" calcext:value-type="float">
            <text:p>-4.0015281679309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17898766612407" calcext:value-type="float">
            <text:p>1.1789876661240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34266143673456" calcext:value-type="float">
            <text:p>-1.3426614367345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01974114652392" calcext:value-type="float">
            <text:p>-2.0197411465239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97482707953775" calcext:value-type="float">
            <text:p>1.9748270795377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82436151399457" calcext:value-type="float">
            <text:p>1.8243615139945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903979010323917" calcext:value-type="float">
            <text:p>-0.90397901032391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79397777083428" calcext:value-type="float">
            <text:p>-2.7939777708342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226165632784192" calcext:value-type="float">
            <text:p>0.22616563278419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719545848745999" calcext:value-type="float">
            <text:p>-0.71954584874599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26794590023447" calcext:value-type="float">
            <text:p>1.2679459002344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2993140533153" calcext:value-type="float">
            <text:p>1.299314053315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75689341089417" calcext:value-type="float">
            <text:p>1.7568934108941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87502911737083" calcext:value-type="float">
            <text:p>-1.8750291173708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01882028448726" calcext:value-type="float">
            <text:p>1.0188202844872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9266930498111" calcext:value-type="float">
            <text:p>1.926693049811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916638732650537" calcext:value-type="float">
            <text:p>-0.91663873265053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85351429239666" calcext:value-type="float">
            <text:p>-2.8535142923966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295831744491029" calcext:value-type="float">
            <text:p>-0.29583174449102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16896681209792" calcext:value-type="float">
            <text:p>-2.1689668120979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572312041817531" calcext:value-type="float">
            <text:p>-0.57231204181753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367417458266354" calcext:value-type="float">
            <text:p>-0.36741745826635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112622512763438" calcext:value-type="float">
            <text:p>-0.11262251276343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85896316689824" calcext:value-type="float">
            <text:p>-1.8589631668982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956936908489538" calcext:value-type="float">
            <text:p>0.95693690848953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64684962426723" calcext:value-type="float">
            <text:p>-1.6468496242672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762672655988323" calcext:value-type="float">
            <text:p>-0.76267265598832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60433778938285" calcext:value-type="float">
            <text:p>-2.6043377893828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41906603728038" calcext:value-type="float">
            <text:p>-1.4190660372803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367955755761589" calcext:value-type="float">
            <text:p>-0.36795575576158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681286721332518" calcext:value-type="float">
            <text:p>0.68128672133251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08786661469448" calcext:value-type="float">
            <text:p>-1.0878666146944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246155968859696" calcext:value-type="float">
            <text:p>0.24615596885969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3466960129036" calcext:value-type="float">
            <text:p>-2.346696012903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28908156830313" calcext:value-type="float">
            <text:p>-1.2890815683031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267453351816088" calcext:value-type="float">
            <text:p>0.26745335181608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284912579918275" calcext:value-type="float">
            <text:p>-0.28491257991827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94994358894539" calcext:value-type="float">
            <text:p>1.9499435889453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859213255978655" calcext:value-type="float">
            <text:p>0.85921325597865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35060092120382" calcext:value-type="float">
            <text:p>1.3506009212038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938440457820923" calcext:value-type="float">
            <text:p>-0.93844045782092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29755230320994" calcext:value-type="float">
            <text:p>1.2975523032099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664856304821286" calcext:value-type="float">
            <text:p>-0.66485630482128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459259118672223" calcext:value-type="float">
            <text:p>0.45925911867222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80855208230984" calcext:value-type="float">
            <text:p>-1.8085520823098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12747154040328" calcext:value-type="float">
            <text:p>-1.1274715404032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63041034831768" calcext:value-type="float">
            <text:p>-0.6304103483176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159025655648573" calcext:value-type="float">
            <text:p>0.15902565564857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585696784388673" calcext:value-type="float">
            <text:p>0.58569678438867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11544859344252" calcext:value-type="float">
            <text:p>1.1154485934425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820400231523661" calcext:value-type="float">
            <text:p>-0.82040023152366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5.24718473032601" calcext:value-type="float">
            <text:p>-5.2471847303260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45119018482235" calcext:value-type="float">
            <text:p>1.4511901848223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52435819875421" calcext:value-type="float">
            <text:p>-2.5243581987542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80695856556221" calcext:value-type="float">
            <text:p>-2.8069585655622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405026252539328" calcext:value-type="float">
            <text:p>-0.40502625253932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547955783944819" calcext:value-type="float">
            <text:p>0.54795578394481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02579402531459" calcext:value-type="float">
            <text:p>-2.0257940253145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16498825414132" calcext:value-type="float">
            <text:p>1.1649882541413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22714473787662" calcext:value-type="float">
            <text:p>-2.2271447378766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65982882913824" calcext:value-type="float">
            <text:p>-1.6598288291382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80591877841846" calcext:value-type="float">
            <text:p>-1.8059187784184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64784421131776" calcext:value-type="float">
            <text:p>1.6478442113177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94031275123617" calcext:value-type="float">
            <text:p>-1.9403127512361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70962554041702" calcext:value-type="float">
            <text:p>-1.7096255404170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713849075236682" calcext:value-type="float">
            <text:p>0.71384907523668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896824594992584" calcext:value-type="float">
            <text:p>0.89682459499258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189881245058722" calcext:value-type="float">
            <text:p>-0.18988124505872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15875561007647" calcext:value-type="float">
            <text:p>-0.1587556100764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96274686369963" calcext:value-type="float">
            <text:p>1.9627468636996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47771555843565" calcext:value-type="float">
            <text:p>-2.4777155584356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92195943387859" calcext:value-type="float">
            <text:p>-1.9219594338785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251791908091259" calcext:value-type="float">
            <text:p>-0.25179190809125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93429892952335" calcext:value-type="float">
            <text:p>1.9342989295233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77569313367326" calcext:value-type="float">
            <text:p>1.7756931336732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975020194641391" calcext:value-type="float">
            <text:p>0.97502019464139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293254505861009" calcext:value-type="float">
            <text:p>-0.29325450586100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11846815004763" calcext:value-type="float">
            <text:p>-1.1184681500476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64066281145855" calcext:value-type="float">
            <text:p>-1.6406628114585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57854245302518" calcext:value-type="float">
            <text:p>-1.5785424530251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94544334999958" calcext:value-type="float">
            <text:p>-1.9454433499995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471478079821676" calcext:value-type="float">
            <text:p>0.47147807982167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932748423985863" calcext:value-type="float">
            <text:p>0.93274842398586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805784568891774" calcext:value-type="float">
            <text:p>0.80578456889177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09987164712793" calcext:value-type="float">
            <text:p>-1.0998716471279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846811208504342" calcext:value-type="float">
            <text:p>0.84681120850434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54725418785291" calcext:value-type="float">
            <text:p>-1.5472541878529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610857191630813" calcext:value-type="float">
            <text:p>0.61085719163081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295869151887295" calcext:value-type="float">
            <text:p>0.29586915188729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15156368765339" calcext:value-type="float">
            <text:p>-2.1515636876533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97692112672315" calcext:value-type="float">
            <text:p>1.9769211267231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198510160214066" calcext:value-type="float">
            <text:p>0.19851016021406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53900600762881" calcext:value-type="float">
            <text:p>1.5390060076288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77254827286755" calcext:value-type="float">
            <text:p>-1.7725482728675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0228929002155427" calcext:value-type="float">
            <text:p>0.02289290021554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246444183435458" calcext:value-type="float">
            <text:p>0.24644418343545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138088338552476" calcext:value-type="float">
            <text:p>-0.13808833855247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48286628352567" calcext:value-type="float">
            <text:p>1.4828662835256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338168883015194" calcext:value-type="float">
            <text:p>-0.33816888301519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949488348631116" calcext:value-type="float">
            <text:p>-0.94948834863111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266968605583282" calcext:value-type="float">
            <text:p>0.26696860558328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42602365885062" calcext:value-type="float">
            <text:p>-1.4260236588506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63458291951453" calcext:value-type="float">
            <text:p>1.6345829195145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737412100996671" calcext:value-type="float">
            <text:p>-0.73741210099667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38084172066599" calcext:value-type="float">
            <text:p>-3.3808417206659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632358615846077" calcext:value-type="float">
            <text:p>-0.63235861584607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12267624584409" calcext:value-type="float">
            <text:p>-1.1226762458440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575606343089329" calcext:value-type="float">
            <text:p>-0.57560634308932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8851874835987" calcext:value-type="float">
            <text:p>1.885187483598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table:style-name="ce1" office:value-type="float" office:value="0.00065824253792357" calcext:value-type="float">
            <text:p>6.58E-0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34136883672907" calcext:value-type="float">
            <text:p>-1.3413688367290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705991367557807" calcext:value-type="float">
            <text:p>0.70599136755780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82943621015409" calcext:value-type="float">
            <text:p>-1.8294362101540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895028808177026" calcext:value-type="float">
            <text:p>-0.89502880817702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336093048635046" calcext:value-type="float">
            <text:p>-0.33609304863504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8781338333236" calcext:value-type="float">
            <text:p>-1.878133833323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209052498160391" calcext:value-type="float">
            <text:p>0.20905249816039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20326857894642" calcext:value-type="float">
            <text:p>1.2032685789464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98048970052758" calcext:value-type="float">
            <text:p>-1.9804897005275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595928644508463" calcext:value-type="float">
            <text:p>0.59592864450846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43559239366672" calcext:value-type="float">
            <text:p>-1.4355923936667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5.65567527093394" calcext:value-type="float">
            <text:p>-5.6556752709339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5395179615943" calcext:value-type="float">
            <text:p>1.539517961594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16372559128169" calcext:value-type="float">
            <text:p>-1.1637255912816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8040580203667" calcext:value-type="float">
            <text:p>-1.804058020366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17064442937714" calcext:value-type="float">
            <text:p>-2.1706444293771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268813443701169" calcext:value-type="float">
            <text:p>0.26881344370116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888231481669194" calcext:value-type="float">
            <text:p>-0.88823148166919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76645845126377" calcext:value-type="float">
            <text:p>-2.7664584512637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86705535503873" calcext:value-type="float">
            <text:p>1.8670553550387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03558094379189" calcext:value-type="float">
            <text:p>-2.0355809437918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88151466404314" calcext:value-type="float">
            <text:p>-1.8815146640431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414713781045215" calcext:value-type="float">
            <text:p>0.41471378104521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35623017275896" calcext:value-type="float">
            <text:p>-1.3562301727589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00743173220357" calcext:value-type="float">
            <text:p>1.0074317322035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71784091180025" calcext:value-type="float">
            <text:p>-1.7178409118002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00247635994989" calcext:value-type="float">
            <text:p>-2.0024763599498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256502967821164" calcext:value-type="float">
            <text:p>0.25650296782116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299002586897298" calcext:value-type="float">
            <text:p>0.29900258689729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658501743697705" calcext:value-type="float">
            <text:p>-0.65850174369770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35883336555906" calcext:value-type="float">
            <text:p>-1.3588333655590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04966641816651" calcext:value-type="float">
            <text:p>-1.0496664181665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50367068312015" calcext:value-type="float">
            <text:p>1.5036706831201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81788377566165" calcext:value-type="float">
            <text:p>-2.8178837756616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24872677184862" calcext:value-type="float">
            <text:p>1.2487267718486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93848882358499" calcext:value-type="float">
            <text:p>-1.9384888235849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85741190936535" calcext:value-type="float">
            <text:p>1.8574119093653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38673286982291" calcext:value-type="float">
            <text:p>-1.3867328698229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1673172541242" calcext:value-type="float">
            <text:p>1.167317254124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4846195281559" calcext:value-type="float">
            <text:p>1.484619528155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07451990470582" calcext:value-type="float">
            <text:p>-1.0745199047058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130401260065966" calcext:value-type="float">
            <text:p>-0.13040126006596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32362872155239" calcext:value-type="float">
            <text:p>-1.3236287215523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46848585996118" calcext:value-type="float">
            <text:p>1.4684858599611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790962774887225" calcext:value-type="float">
            <text:p>-0.79096277488722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64111979449278" calcext:value-type="float">
            <text:p>-1.6411197944927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77956452328411" calcext:value-type="float">
            <text:p>-1.7795645232841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1980451998003" calcext:value-type="float">
            <text:p>1.198045199800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89512554271612" calcext:value-type="float">
            <text:p>-3.8951255427161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59179668562059" calcext:value-type="float">
            <text:p>-1.5917966856205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74762699809908" calcext:value-type="float">
            <text:p>-2.7476269980990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0733844794711" calcext:value-type="float">
            <text:p>1.073384479471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4.7410694706042" calcext:value-type="float">
            <text:p>-4.741069470604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62100458456576" calcext:value-type="float">
            <text:p>-1.6210045845657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08147533273444" calcext:value-type="float">
            <text:p>-2.0814753327344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60231954794609" calcext:value-type="float">
            <text:p>-2.6023195479460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174321314160187" calcext:value-type="float">
            <text:p>-0.17432131416018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81368353995097" calcext:value-type="float">
            <text:p>-1.8136835399509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89193074715276" calcext:value-type="float">
            <text:p>0.8919307471527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59011289770505" calcext:value-type="float">
            <text:p>-1.5901128977050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384990185583829" calcext:value-type="float">
            <text:p>-0.38499018558382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9128219035605" calcext:value-type="float">
            <text:p>-0.912821903560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308298994444613" calcext:value-type="float">
            <text:p>-0.30829899444461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1461577375497" calcext:value-type="float">
            <text:p>1.146157737549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3766354156575" calcext:value-type="float">
            <text:p>1.376635415657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141883073173745" calcext:value-type="float">
            <text:p>-0.14188307317374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0523254953317047" calcext:value-type="float">
            <text:p>0.05232549533170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90063205889336" calcext:value-type="float">
            <text:p>-2.9006320588933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654115793494048" calcext:value-type="float">
            <text:p>0.65411579349404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108579814842295" calcext:value-type="float">
            <text:p>0.10857981484229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01622946796393" calcext:value-type="float">
            <text:p>-1.0162294679639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273825778724544" calcext:value-type="float">
            <text:p>-0.27382577872454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34239016149756" calcext:value-type="float">
            <text:p>-2.3423901614975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95489814263712" calcext:value-type="float">
            <text:p>-1.9548981426371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884880815487128" calcext:value-type="float">
            <text:p>-0.88488081548712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27418314363521" calcext:value-type="float">
            <text:p>-1.2741831436352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81131560771527" calcext:value-type="float">
            <text:p>-2.8113156077152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09874749690752" calcext:value-type="float">
            <text:p>-1.0987474969075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162083192157704" calcext:value-type="float">
            <text:p>0.16208319215770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5501417702895" calcext:value-type="float">
            <text:p>1.550141770289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25376267308098" calcext:value-type="float">
            <text:p>-2.2537626730809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7299446676078" calcext:value-type="float">
            <text:p>0.729944667607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87740604772418" calcext:value-type="float">
            <text:p>-1.8774060477241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563042527539351" calcext:value-type="float">
            <text:p>0.56304252753935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31966085414143" calcext:value-type="float">
            <text:p>0.3196608541414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729636268150923" calcext:value-type="float">
            <text:p>0.72963626815092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17064426317995" calcext:value-type="float">
            <text:p>-2.1706442631799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93148221995301" calcext:value-type="float">
            <text:p>1.9314822199530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5.31249362153285" calcext:value-type="float">
            <text:p>-5.3124936215328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236967347384646" calcext:value-type="float">
            <text:p>0.23696734738464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430695642172701" calcext:value-type="float">
            <text:p>-0.43069564217270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20836108092834" calcext:value-type="float">
            <text:p>-2.2083610809283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18471257248177" calcext:value-type="float">
            <text:p>0.1847125724817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98149179639074" calcext:value-type="float">
            <text:p>-1.9814917963907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4.74308428543781" calcext:value-type="float">
            <text:p>-4.7430842854378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40692881064098" calcext:value-type="float">
            <text:p>-1.4069288106409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40724709095641" calcext:value-type="float">
            <text:p>1.4072470909564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65958301954222" calcext:value-type="float">
            <text:p>-1.6595830195422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173619984397657" calcext:value-type="float">
            <text:p>0.17361998439765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46336616180162" calcext:value-type="float">
            <text:p>-1.4633661618016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632710216849818" calcext:value-type="float">
            <text:p>-0.63271021684981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664466499144019" calcext:value-type="float">
            <text:p>0.66446649914401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65175587241785" calcext:value-type="float">
            <text:p>-1.6517558724178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6958637197275" calcext:value-type="float">
            <text:p>-0.695863719727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80365159439878" calcext:value-type="float">
            <text:p>-0.8036515943987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10315409602937" calcext:value-type="float">
            <text:p>1.1031540960293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65081726435288" calcext:value-type="float">
            <text:p>1.6508172643528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82214230553842" calcext:value-type="float">
            <text:p>-1.8221423055384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5.30379764065083" calcext:value-type="float">
            <text:p>-5.3037976406508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21215673606739" calcext:value-type="float">
            <text:p>-3.2121567360673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8733478945176" calcext:value-type="float">
            <text:p>0.873347894517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66732411689544" calcext:value-type="float">
            <text:p>1.6673241168954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51943715893278" calcext:value-type="float">
            <text:p>-3.5194371589327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500977494272933" calcext:value-type="float">
            <text:p>-0.50097749427293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21930134390647" calcext:value-type="float">
            <text:p>-0.2193013439064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85000301368598" calcext:value-type="float">
            <text:p>0.8500030136859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702980640998876" calcext:value-type="float">
            <text:p>0.70298064099887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23074218628634" calcext:value-type="float">
            <text:p>-3.2307421862863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0418121574932826" calcext:value-type="float">
            <text:p>-0.04181215749328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07084101799179" calcext:value-type="float">
            <text:p>-1.0708410179917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3888094417625" calcext:value-type="float">
            <text:p>-2.388809441762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317306340291258" calcext:value-type="float">
            <text:p>-0.31730634029125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140450110371231" calcext:value-type="float">
            <text:p>-0.14045011037123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4.14204507829974" calcext:value-type="float">
            <text:p>-4.1420450782997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434016551322525" calcext:value-type="float">
            <text:p>0.43401655132252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92045501644945" calcext:value-type="float">
            <text:p>1.9204550164494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144025770795627" calcext:value-type="float">
            <text:p>0.14402577079562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95720488107187" calcext:value-type="float">
            <text:p>1.9572048810718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67122854626702" calcext:value-type="float">
            <text:p>1.6712285462670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183711198204136" calcext:value-type="float">
            <text:p>-0.18371119820413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11564021329879" calcext:value-type="float">
            <text:p>-2.1156402132987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28847330207152" calcext:value-type="float">
            <text:p>-2.2884733020715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34198689628623" calcext:value-type="float">
            <text:p>-1.3419868962862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99511866175277" calcext:value-type="float">
            <text:p>-1.9951186617527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46884094313998" calcext:value-type="float">
            <text:p>1.4688409431399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24092516760868" calcext:value-type="float">
            <text:p>1.2409251676086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3200583144635" calcext:value-type="float">
            <text:p>1.320058314463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5.00779052284217" calcext:value-type="float">
            <text:p>-5.0077905228421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501529055054511" calcext:value-type="float">
            <text:p>0.50152905505451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881827928418948" calcext:value-type="float">
            <text:p>-0.88182792841894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39922465671218" calcext:value-type="float">
            <text:p>-1.3992246567121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66550640220764" calcext:value-type="float">
            <text:p>1.6655064022076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43605916436521" calcext:value-type="float">
            <text:p>1.4360591643652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38397767948892" calcext:value-type="float">
            <text:p>-1.3839776794889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0843077534054131" calcext:value-type="float">
            <text:p>-0.08430775340541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56681418806106" calcext:value-type="float">
            <text:p>-0.5668141880610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61930253317691" calcext:value-type="float">
            <text:p>-1.6193025331769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395306712305398" calcext:value-type="float">
            <text:p>0.39530671230539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34987500215517" calcext:value-type="float">
            <text:p>-1.3498750021551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4.33318535945892" calcext:value-type="float">
            <text:p>-4.3331853594589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50956849773356" calcext:value-type="float">
            <text:p>-2.5095684977335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71014334137159" calcext:value-type="float">
            <text:p>-1.7101433413715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0168571024713104" calcext:value-type="float">
            <text:p>0.0168571024713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18757801310058" calcext:value-type="float">
            <text:p>0.1875780131005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34062751996352" calcext:value-type="float">
            <text:p>1.3406275199635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84228961639324" calcext:value-type="float">
            <text:p>-2.8422896163932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81238105441988" calcext:value-type="float">
            <text:p>-2.8123810544198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944986504831513" calcext:value-type="float">
            <text:p>-0.94498650483151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86401751580439" calcext:value-type="float">
            <text:p>1.8640175158043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234792157764335" calcext:value-type="float">
            <text:p>-0.23479215776433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878195543969635" calcext:value-type="float">
            <text:p>-0.87819554396963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4589512480703" calcext:value-type="float">
            <text:p>-1.458951248070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54918323374828" calcext:value-type="float">
            <text:p>-1.5491832337482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04121289023493" calcext:value-type="float">
            <text:p>-1.0412128902349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695962482870856" calcext:value-type="float">
            <text:p>-0.69596248287085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53077210877585" calcext:value-type="float">
            <text:p>-2.5307721087758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84718119791764" calcext:value-type="float">
            <text:p>-2.8471811979176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79950927599326" calcext:value-type="float">
            <text:p>-1.7995092759932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688274859961309" calcext:value-type="float">
            <text:p>0.68827485996130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56888031862845" calcext:value-type="float">
            <text:p>1.5688803186284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369516704876625" calcext:value-type="float">
            <text:p>0.36951670487662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33842373778925" calcext:value-type="float">
            <text:p>-0.3384237377892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7363110554194" calcext:value-type="float">
            <text:p>1.736311055419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65728611872925" calcext:value-type="float">
            <text:p>-1.6572861187292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512511549281358" calcext:value-type="float">
            <text:p>-0.51251154928135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2481211777651" calcext:value-type="float">
            <text:p>1.248121177765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415836275814123" calcext:value-type="float">
            <text:p>-0.41583627581412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83908391271661" calcext:value-type="float">
            <text:p>-0.8390839127166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1065171992264" calcext:value-type="float">
            <text:p>-3.106517199226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125098639258068" calcext:value-type="float">
            <text:p>-0.12509863925806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00939423012807" calcext:value-type="float">
            <text:p>1.0093942301280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80090854082543" calcext:value-type="float">
            <text:p>-1.8009085408254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210737895688256" calcext:value-type="float">
            <text:p>0.21073789568825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164404952478707" calcext:value-type="float">
            <text:p>0.16440495247870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51016878824035" calcext:value-type="float">
            <text:p>1.5101687882403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93228690599941" calcext:value-type="float">
            <text:p>-1.9322869059994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1465353841339" calcext:value-type="float">
            <text:p>1.146535384133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36883006731679" calcext:value-type="float">
            <text:p>-1.3688300673167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67070158051591" calcext:value-type="float">
            <text:p>1.6707015805159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4.74919786041142" calcext:value-type="float">
            <text:p>-4.7491978604114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758141732346197" calcext:value-type="float">
            <text:p>0.75814173234619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0271166203931" calcext:value-type="float">
            <text:p>-2.027116620393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00213256072349699" calcext:value-type="float">
            <text:p>-0.00213256072349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27800834593934" calcext:value-type="float">
            <text:p>-2.2780083459393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21616229017873" calcext:value-type="float">
            <text:p>1.2161622901787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96362177060166" calcext:value-type="float">
            <text:p>1.9636217706016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221661171711282" calcext:value-type="float">
            <text:p>0.22166117171128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4.16870781830407" calcext:value-type="float">
            <text:p>-4.1687078183040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74513448440609" calcext:value-type="float">
            <text:p>-0.7451344844060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220195531434026" calcext:value-type="float">
            <text:p>-0.22019553143402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32057842424137" calcext:value-type="float">
            <text:p>-0.3205784242413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97133856135604" calcext:value-type="float">
            <text:p>-1.9713385613560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02175310625372" calcext:value-type="float">
            <text:p>1.0217531062537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599746619300884" calcext:value-type="float">
            <text:p>0.59974661930088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377925899378505" calcext:value-type="float">
            <text:p>-0.37792589937850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9031405054935" calcext:value-type="float">
            <text:p>1.903140505493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937816751890282" calcext:value-type="float">
            <text:p>-0.93781675189028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70780169609954" calcext:value-type="float">
            <text:p>0.7078016960995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45396059596531" calcext:value-type="float">
            <text:p>-0.4539605959653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72380202933869" calcext:value-type="float">
            <text:p>1.7238020293386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3513632188651" calcext:value-type="float">
            <text:p>-2.351363218865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12342253498867" calcext:value-type="float">
            <text:p>-1.1234225349886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22702591050468" calcext:value-type="float">
            <text:p>-2.2270259105046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16060858626387" calcext:value-type="float">
            <text:p>1.1606085862638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63033137701246" calcext:value-type="float">
            <text:p>-1.6303313770124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97408594602427" calcext:value-type="float">
            <text:p>-1.9740859460242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393483984952446" calcext:value-type="float">
            <text:p>-0.39348398495244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5250156378486" calcext:value-type="float">
            <text:p>-3.525015637848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3339247653826" calcext:value-type="float">
            <text:p>-3.333924765382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47925842737392" calcext:value-type="float">
            <text:p>1.4792584273739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41474883093876" calcext:value-type="float">
            <text:p>-2.4147488309387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01450516529268" calcext:value-type="float">
            <text:p>-2.0145051652926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951429005325742" calcext:value-type="float">
            <text:p>0.95142900532574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78713879240598" calcext:value-type="float">
            <text:p>1.7871387924059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05909404769631" calcext:value-type="float">
            <text:p>-1.0590940476963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36682867580763" calcext:value-type="float">
            <text:p>1.3668286758076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69369468360613" calcext:value-type="float">
            <text:p>-3.6936946836061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909790900642196" calcext:value-type="float">
            <text:p>0.90979090064219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326988113856656" calcext:value-type="float">
            <text:p>0.32698811385665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202418437107026" calcext:value-type="float">
            <text:p>0.20241843710702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52225724406098" calcext:value-type="float">
            <text:p>1.5222572440609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72043402491243" calcext:value-type="float">
            <text:p>-1.7204340249124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419021422792099" calcext:value-type="float">
            <text:p>-0.41902142279209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602404666623483" calcext:value-type="float">
            <text:p>0.60240466662348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589012658499207" calcext:value-type="float">
            <text:p>0.58901265849920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77852093706065" calcext:value-type="float">
            <text:p>-1.7785209370606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144262731796765" calcext:value-type="float">
            <text:p>0.14426273179676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42121671197194" calcext:value-type="float">
            <text:p>1.4212167119719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45972434514492" calcext:value-type="float">
            <text:p>1.4597243451449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92233176295752" calcext:value-type="float">
            <text:p>-2.9223317629575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523341940857682" calcext:value-type="float">
            <text:p>0.52334194085768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0333806904046499" calcext:value-type="float">
            <text:p>0.0333806904046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71811018446244" calcext:value-type="float">
            <text:p>-1.7181101844624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4.31466636202944" calcext:value-type="float">
            <text:p>-4.3146663620294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710474878265597" calcext:value-type="float">
            <text:p>-0.71047487826559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935308481766284" calcext:value-type="float">
            <text:p>-0.93530848176628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194711807560944" calcext:value-type="float">
            <text:p>0.19471180756094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5.11938837525683" calcext:value-type="float">
            <text:p>-5.1193883752568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61679772969595" calcext:value-type="float">
            <text:p>1.6167977296959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4.06153098952188" calcext:value-type="float">
            <text:p>-4.0615309895218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386673493711724" calcext:value-type="float">
            <text:p>0.38667349371172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4.53522516799425" calcext:value-type="float">
            <text:p>-4.5352251679942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37755365710443" calcext:value-type="float">
            <text:p>-3.3775536571044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09703181166418" calcext:value-type="float">
            <text:p>-3.0970318116641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6051107712301" calcext:value-type="float">
            <text:p>-0.605110771230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87740082649971" calcext:value-type="float">
            <text:p>1.8774008264997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84215017164731" calcext:value-type="float">
            <text:p>1.8421501716473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4.70952862562322" calcext:value-type="float">
            <text:p>-4.7095286256232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15444547148649" calcext:value-type="float">
            <text:p>-2.1544454714864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111529063086791" calcext:value-type="float">
            <text:p>-0.11152906308679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43376655215509" calcext:value-type="float">
            <text:p>1.4337665521550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56119823543911" calcext:value-type="float">
            <text:p>-2.5611982354391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81123774807467" calcext:value-type="float">
            <text:p>1.8112377480746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606914979443205" calcext:value-type="float">
            <text:p>-0.60691497944320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47846081019499" calcext:value-type="float">
            <text:p>-1.4784608101949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227101183055951" calcext:value-type="float">
            <text:p>-0.22710118305595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77168546991387" calcext:value-type="float">
            <text:p>-3.7716854699138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50308624029883" calcext:value-type="float">
            <text:p>0.5030862402988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81639282534309" calcext:value-type="float">
            <text:p>-1.8163928253430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35369645337537" calcext:value-type="float">
            <text:p>1.3536964533753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840842048102863" calcext:value-type="float">
            <text:p>0.84084204810286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763509809131376" calcext:value-type="float">
            <text:p>-0.76350980913137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11395931603752" calcext:value-type="float">
            <text:p>-1.1139593160375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5.4051550054421" calcext:value-type="float">
            <text:p>-5.405155005442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11083155169021" calcext:value-type="float">
            <text:p>1.1108315516902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528726158923" calcext:value-type="float">
            <text:p>-2.52872615892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18985214219296" calcext:value-type="float">
            <text:p>1.1898521421929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644710353343702" calcext:value-type="float">
            <text:p>-0.64471035334370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78190231969326" calcext:value-type="float">
            <text:p>-2.7819023196932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779248384463445" calcext:value-type="float">
            <text:p>-0.77924838446344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06923653601347" calcext:value-type="float">
            <text:p>-2.0692365360134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26701017790373" calcext:value-type="float">
            <text:p>1.2670101779037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79324020071724" calcext:value-type="float">
            <text:p>1.7932402007172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387431300226971" calcext:value-type="float">
            <text:p>-0.38743130022697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60440980431176" calcext:value-type="float">
            <text:p>1.6044098043117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68595661965119" calcext:value-type="float">
            <text:p>1.6859566196511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36600670445507" calcext:value-type="float">
            <text:p>-2.3660067044550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5.02010067688154" calcext:value-type="float">
            <text:p>-5.0201006768815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98711022220349" calcext:value-type="float">
            <text:p>-1.9871102222034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656658159615091" calcext:value-type="float">
            <text:p>-0.65665815961509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62359074574514" calcext:value-type="float">
            <text:p>-1.6235907457451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58086480002686" calcext:value-type="float">
            <text:p>-2.5808648000268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608177396250517" calcext:value-type="float">
            <text:p>-0.60817739625051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05196046390816" calcext:value-type="float">
            <text:p>1.0519604639081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06822516472329" calcext:value-type="float">
            <text:p>-1.0682251647232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5.58330473366914" calcext:value-type="float">
            <text:p>-5.5833047336691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149618049087066" calcext:value-type="float">
            <text:p>0.14961804908706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11791648139894" calcext:value-type="float">
            <text:p>-1.1179164813989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202805756336432" calcext:value-type="float">
            <text:p>0.20280575633643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95402755934471" calcext:value-type="float">
            <text:p>-1.9540275593447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13549924580311" calcext:value-type="float">
            <text:p>-2.1354992458031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62059175696" calcext:value-type="float">
            <text:p>-2.6205917569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34563242387491" calcext:value-type="float">
            <text:p>-2.3456324238749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993699057249097" calcext:value-type="float">
            <text:p>0.99369905724909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596015934543806" calcext:value-type="float">
            <text:p>-0.59601593454380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662336166370263" calcext:value-type="float">
            <text:p>0.66233616637026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802255775107944" calcext:value-type="float">
            <text:p>0.80225577510794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214995299065994" calcext:value-type="float">
            <text:p>0.21499529906599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377033898569991" calcext:value-type="float">
            <text:p>-0.37703389856999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03745963223422" calcext:value-type="float">
            <text:p>-2.0374596322342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24145061299556" calcext:value-type="float">
            <text:p>-1.2414506129955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0480135657355738" calcext:value-type="float">
            <text:p>0.04801356573557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0146500660780378" calcext:value-type="float">
            <text:p>-0.014650066078038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0941247095601758" calcext:value-type="float">
            <text:p>-0.09412470956017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357000874317356" calcext:value-type="float">
            <text:p>-0.35700087431735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52207973786237" calcext:value-type="float">
            <text:p>-2.5220797378623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28002375175501" calcext:value-type="float">
            <text:p>1.2800237517550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51056324790877" calcext:value-type="float">
            <text:p>-2.5105632479087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530373200572902" calcext:value-type="float">
            <text:p>0.53037320057290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49390416504539" calcext:value-type="float">
            <text:p>1.4939041650453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03513835012686" calcext:value-type="float">
            <text:p>1.0351383501268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16137535015361" calcext:value-type="float">
            <text:p>1.1613753501536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55601867148127" calcext:value-type="float">
            <text:p>1.5560186714812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93208127456762" calcext:value-type="float">
            <text:p>-0.9320812745676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73590376532035" calcext:value-type="float">
            <text:p>-1.7359037653203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166320048845083" calcext:value-type="float">
            <text:p>-0.16632004884508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0382482275545" calcext:value-type="float">
            <text:p>1.038248227554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277786318244995" calcext:value-type="float">
            <text:p>0.27778631824499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3.26170399766692" calcext:value-type="float">
            <text:p>-3.2617039976669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02643658090341" calcext:value-type="float">
            <text:p>1.02643658090341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39664266199753" calcext:value-type="float">
            <text:p>-2.3966426619975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931315474257377" calcext:value-type="float">
            <text:p>-0.93131547425737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320806469658962" calcext:value-type="float">
            <text:p>0.32080646965896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4.6181230783435" calcext:value-type="float">
            <text:p>-4.618123078343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53084505210485" calcext:value-type="float">
            <text:p>1.5308450521048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44644117065773" calcext:value-type="float">
            <text:p>1.4464411706577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64192051787649" calcext:value-type="float">
            <text:p>1.6419205178764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83431408447454" calcext:value-type="float">
            <text:p>-1.8343140844745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873686555728044" calcext:value-type="float">
            <text:p>-0.87368655572804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99901664434646" calcext:value-type="float">
            <text:p>-1.9990166443464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489852282872614" calcext:value-type="float">
            <text:p>-0.48985228287261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50487038303516" calcext:value-type="float">
            <text:p>-1.5048703830351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70707331020467" calcext:value-type="float">
            <text:p>-2.7070733102046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36714798051289" calcext:value-type="float">
            <text:p>-2.3671479805128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0374209925529" calcext:value-type="float">
            <text:p>-2.0374209925529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364193056335643" calcext:value-type="float">
            <text:p>-0.364193056335643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0.645136263510305" calcext:value-type="float">
            <text:p>-0.645136263510305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96073606024242" calcext:value-type="float">
            <text:p>1.9607360602424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47879750507697" calcext:value-type="float">
            <text:p>1.47879750507697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0.184771587720146" calcext:value-type="float">
            <text:p>0.184771587720146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1.54691180754402" calcext:value-type="float">
            <text:p>1.54691180754402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2.80638749088344" calcext:value-type="float">
            <text:p>-2.80638749088344</text:p>
          </table:table-cell>
        </table:table-row>
        <table:table-row table:style-name="ro1">
          <table:table-cell office:value-type="float" office:value="1.99666112969519" calcext:value-type="float">
            <text:p>1.99666112969519</text:p>
          </table:table-cell>
          <table:table-cell table:number-columns-repeated="9"/>
          <table:table-cell office:value-type="float" office:value="-1.2990370261398" calcext:value-type="float">
            <text:p>-1.29903702613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 style:data-style-name="N2" text:time-value="08:06:31.951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10:55:23.595000000</meta:creation-date>
    <dc:date>2021-03-02T11:17:59.994000000</dc:date>
    <meta:editing-duration>PT2M12S</meta:editing-duration>
    <meta:editing-cycles>1</meta:editing-cycles>
    <meta:generator>LibreOffice/7.1.0.3$Windows_X86_64 LibreOffice_project/f6099ecf3d29644b5008cc8f48f42f4a40986e4c</meta:generator>
    <meta:document-statistic meta:table-count="1" meta:cell-count="2002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4.201cm" style:legend-expansion="high" chart:style-name="ch2"/>
        <chart:plot-area chart:style-name="ch3" table:cell-range-address="Arkusz1.A1:Arkusz1.A1000" svg:x="0.32cm" svg:y="0.18cm" svg:width="12.323cm" svg:height="8.64cm">
          <chart:coordinate-region svg:x="0.862cm" svg:y="0.379cm" svg:width="11.78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A1:Arkusz1.A1000" chart:class="chart:line"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39059619124406">
                <text:p>-2.39059619124406</text:p>
                <draw:g>
                  <svg:desc>Arkusz1.A1:Arkusz1.A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878573161482">
                <text:p>1.88785731614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878573161482">
                <text:p>1.88785731614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878573161482">
                <text:p>1.88785731614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878573161482">
                <text:p>1.88785731614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878573161482">
                <text:p>1.88785731614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878573161482">
                <text:p>1.88785731614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99666112969519">
                <text:p>1.996661129695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4.201cm" style:legend-expansion="high" chart:style-name="ch2"/>
        <chart:plot-area chart:style-name="ch3" table:cell-range-address="Arkusz1.K1:Arkusz1.K1000" svg:x="0.32cm" svg:y="0.18cm" svg:width="12.323cm" svg:height="8.64cm">
          <chart:coordinate-region svg:x="0.862cm" svg:y="0.379cm" svg:width="11.78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K1:Arkusz1.K1000" chart:class="chart:line"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8878573161482">
                <text:p>1.8878573161482</text:p>
                <draw:g>
                  <svg:desc>Arkusz1.K1:Arkusz1.K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90076932365175">
                <text:p>-1.90076932365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03525799501767">
                <text:p>-1.035257995017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3130834716996">
                <text:p>1.531308347169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03232957125563">
                <text:p>-4.032329571255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8807913272847">
                <text:p>0.4988079132728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6466426971757">
                <text:p>1.964664269717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592922420286502">
                <text:p>-0.5929224202865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645938600777032">
                <text:p>-0.6459386007770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39369412762765">
                <text:p>-0.2393694127627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35699266623085">
                <text:p>-0.9356992666230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02312867558025">
                <text:p>-1.02312867558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5315186370034">
                <text:p>0.453151863700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4390998525425">
                <text:p>0.6543909985254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2426949454334">
                <text:p>1.324269494543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7301364117668">
                <text:p>0.1473013641176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.05561398985497">
                <text:p>-2.055613989854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05096346883065">
                <text:p>-1.050963468830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5113076883774">
                <text:p>1.851130768837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33146016825795">
                <text:p>0.2331460168257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2983303230162">
                <text:p>1.429833032301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96261189024724">
                <text:p>-1.962611890247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4995148983729">
                <text:p>1.949951489837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26869982640615">
                <text:p>0.9268699826406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.0834266145383">
                <text:p>-3.08342661453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208883895728282">
                <text:p>-0.2088838957282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67875542768138">
                <text:p>-1.678755427681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90319835729645">
                <text:p>1.903198357296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12912499407408">
                <text:p>0.8129124994074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04914533372263">
                <text:p>0.2049145333722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9189604750223">
                <text:p>1.91896047502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41633824694782">
                <text:p>0.6416338246947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41849499364702">
                <text:p>1.418494993647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74859233735888">
                <text:p>1.748592337358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4.13696007223835">
                <text:p>-4.136960072238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6173618933113">
                <text:p>1.261736189331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71255208072731">
                <text:p>0.1712552080727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56243897416844">
                <text:p>-1.562438974168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82663220434356">
                <text:p>0.03826632204343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69625233523496">
                <text:p>-0.6696252335234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50320698134106">
                <text:p>-1.503206981341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.97652593546021">
                <text:p>-2.976525935460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8774731169986">
                <text:p>0.0387747311699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06992056644323">
                <text:p>-1.069920566443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971562693807966">
                <text:p>0.09715626938079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44449331556476">
                <text:p>-1.444493315564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47024651342159">
                <text:p>1.470246513421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.47260250006272">
                <text:p>-2.472602500062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87166625641473">
                <text:p>0.6871666256414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.15894795680179">
                <text:p>-5.158947956801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91617898896198">
                <text:p>0.2916178988961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.45975174572519">
                <text:p>-2.459751745725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13985046426492">
                <text:p>0.8139850464264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.86877114847823">
                <text:p>-3.868771148478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82474878294825">
                <text:p>-1.824748782948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120892324219347">
                <text:p>-0.1208923242193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1513651482987">
                <text:p>-0.4415136514829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93603135188806">
                <text:p>-2.936031351888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.24405441823669">
                <text:p>-2.244054418236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51038691377495">
                <text:p>0.3510386913774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98701768506347">
                <text:p>0.03987017685063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.26638279270999">
                <text:p>-2.26638279270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.98544885018384">
                <text:p>-1.985448850183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.66198162461792">
                <text:p>-2.661981624617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71206209085636">
                <text:p>0.4712062090856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2.15529802980413">
                <text:p>-2.155298029804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7126593010462">
                <text:p>-1.71265930104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.77608323952474">
                <text:p>-2.776083239524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235340482699541">
                <text:p>-0.2353404826995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36930237931407">
                <text:p>0.8369302379314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38474203600409">
                <text:p>-1.384742036004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59169865629998">
                <text:p>0.9591698656299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93087839920192">
                <text:p>1.930878399201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36465752282">
                <text:p>1.4364657522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2689494860024">
                <text:p>1.026894948600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29162970537493">
                <text:p>0.04291629705374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45973949104763">
                <text:p>-1.459739491047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4400591702928">
                <text:p>0.744005917029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164877411233062">
                <text:p>-0.1648774112330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3.81908607912272">
                <text:p>-3.819086079122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11004157324838">
                <text:p>-1.110041573248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54515728412597">
                <text:p>1.545157284125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2.48067988833659">
                <text:p>-2.480679888336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.99807553677977">
                <text:p>-2.998075536779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42558450841897">
                <text:p>0.1425584508418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.82210432561237">
                <text:p>-2.822104325612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29862351824832">
                <text:p>1.298623518248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260203874704837">
                <text:p>-0.2602038747048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853955579331832">
                <text:p>-0.8539555793318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.54729115399044">
                <text:p>-2.547291153990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45723024504574">
                <text:p>1.457230245045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661114225672735">
                <text:p>-0.6611142256727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452591061863398">
                <text:p>-0.4525910618633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67744845844279">
                <text:p>0.3677448458442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.44973560271365">
                <text:p>-1.449735602713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960910866611595">
                <text:p>-0.9609108666115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84113281085033">
                <text:p>-1.841132810850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68430545580273">
                <text:p>1.684305455802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.95941335975701">
                <text:p>-2.959413359757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.35063105693212">
                <text:p>-1.350631056932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39378650277535">
                <text:p>1.393786502775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45881496757451">
                <text:p>0.3458814967574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8558956241556">
                <text:p>1.85589562415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33352516118419">
                <text:p>-0.333525161184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04498119094523">
                <text:p>0.1044981190945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699174974739836">
                <text:p>-0.6991749747398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52290337628545">
                <text:p>0.9522903376285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.51110620154981">
                <text:p>-1.511106201549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3.51946923260863">
                <text:p>-3.519469232608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85540475968771">
                <text:p>0.7855404759687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5119549585986">
                <text:p>0.751195495859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40939835313319">
                <text:p>0.2409398353133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318170377362724">
                <text:p>-0.3181703773627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61419090553035">
                <text:p>1.614190905530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67396046044533">
                <text:p>0.6673960460445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4.56752558376902">
                <text:p>-4.567525583769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55246350546444">
                <text:p>-0.552463505464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.82083482705463">
                <text:p>-1.820834827054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1918692976934">
                <text:p>1.219186929769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85905982364265">
                <text:p>1.859059823642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.33993348033529">
                <text:p>-1.339933480335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42678517133809">
                <text:p>1.426785171338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3.80017029063224">
                <text:p>-3.800170290632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.25573523386198">
                <text:p>-1.255735233861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7209466620222">
                <text:p>1.272094666202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.39214585407153">
                <text:p>-1.392145854071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91798418032102">
                <text:p>0.4917984180321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2.34103944244601">
                <text:p>-2.341039442446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3510067462895">
                <text:p>1.35100674628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.72828155720118">
                <text:p>-1.728281557201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30465952588795">
                <text:p>0.9304659525887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236409689254395">
                <text:p>-0.2364096892543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41948521214525">
                <text:p>0.6419485212145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18153574458152">
                <text:p>1.181535744581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.67216908950245">
                <text:p>-1.672169089502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2.15938916819528">
                <text:p>-2.159389168195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32041878116387">
                <text:p>0.4320418781163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78489952504646">
                <text:p>0.1784899525046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3.27257637030161">
                <text:p>-3.272576370301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.90152308432194">
                <text:p>-1.901523084321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66061187578771">
                <text:p>1.660611875787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.01265593245274">
                <text:p>-3.012655932452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.96551805554697">
                <text:p>-1.965518055546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2.0369176019596">
                <text:p>-2.03691760195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56294941396957">
                <text:p>-1.562949413969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2.21125674473475">
                <text:p>-2.211256744734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623352212910062">
                <text:p>-0.6233522129100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20106442542238">
                <text:p>0.4201064425422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659921332086397">
                <text:p>0.06599213320863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19623650206331">
                <text:p>-1.196236502063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22003780343208">
                <text:p>-1.220037803432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76652501886682">
                <text:p>1.766525018866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363205084099702">
                <text:p>-0.3632050840997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86065815312455">
                <text:p>-1.860658153124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173485618918279">
                <text:p>-0.17348561891827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5.51637785988252">
                <text:p>-5.516377859882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64970309365742">
                <text:p>0.8649703093657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.17276245207603">
                <text:p>-1.172762452076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754580311150543">
                <text:p>-0.07545803111505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4.45734179413319">
                <text:p>-4.457341794133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16532011992794">
                <text:p>0.51653201199279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36454418013904">
                <text:p>0.8364544180139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26905812513236">
                <text:p>1.269058125132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70240391863913">
                <text:p>1.702403918639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648433578054772">
                <text:p>-0.6484335780547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74795169909963">
                <text:p>1.747951699099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0226188271465277">
                <text:p>-0.002261882714652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07747962551356">
                <text:p>0.4077479625513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791090682325148">
                <text:p>-0.7910906823251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756587827924298">
                <text:p>-0.07565878279242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0504840068731">
                <text:p>-1.05048400687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65115656549699">
                <text:p>0.9651156565496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95975115097798">
                <text:p>1.959751150977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668625669730261">
                <text:p>-0.6686256697302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2.72148825879625">
                <text:p>-2.721488258796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82341221881713">
                <text:p>1.823412218817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15727283021221">
                <text:p>0.9157272830212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.26398992820058">
                <text:p>-1.263989928200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3.54747067673862">
                <text:p>-3.547470676738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2.07611686477008">
                <text:p>-2.076116864770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62562678155283">
                <text:p>0.1625626781552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12698589581954">
                <text:p>0.5126985895819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.80549310019102">
                <text:p>-1.805493100191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3.52804700985487">
                <text:p>-3.528047009854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958074669764284">
                <text:p>-0.9580746697642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250264165133736">
                <text:p>-0.2502641651337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52383382381781">
                <text:p>1.5238338238178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.51983030595937">
                <text:p>-1.5198303059593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2.87251068389515">
                <text:p>-2.872510683895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7754462819712">
                <text:p>1.77544628197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2.03635982579127">
                <text:p>-2.036359825791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3.4004024434452">
                <text:p>-3.40040244344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923215844968523">
                <text:p>-0.9232158449685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3.6918620866099">
                <text:p>-3.69186208660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826693120841619">
                <text:p>0.08266931208416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.08604432431713">
                <text:p>-1.086044324317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35744444882595">
                <text:p>1.357444448825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3.54163497238424">
                <text:p>-3.541634972384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3.96959768247625">
                <text:p>-3.969597682476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.364097709724">
                <text:p>-1.36409770972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292025592261425">
                <text:p>-0.2920255922614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18116201186875">
                <text:p>1.181162011868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2.48720198247507">
                <text:p>-2.4872019824750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.70055605334602">
                <text:p>-1.700556053346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2.15546184847908">
                <text:p>-2.155461848479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.84163088561631">
                <text:p>-1.8416308856163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68782440692167">
                <text:p>0.6687824406921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2.23363623987256">
                <text:p>-2.2336362398725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184200547628888">
                <text:p>-0.18420054762888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391950693095063">
                <text:p>-0.39195069309506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.91363715197426">
                <text:p>-1.913637151974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.73194697532993">
                <text:p>-1.7319469753299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87891921538339">
                <text:p>1.878919215383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394824487801744">
                <text:p>-0.03948244878017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190694036882021">
                <text:p>-0.1906940368820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536828409459872">
                <text:p>0.53682840945987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81848262777555">
                <text:p>1.818482627775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99666112969519">
                <text:p>1.996661129695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4.1399482384013">
                <text:p>-4.139948238401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19698760867063">
                <text:p>0.81969876086706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291835449877368">
                <text:p>-0.29183544987736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.85071375284661">
                <text:p>-1.8507137528466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21800991494005">
                <text:p>0.2218009914940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4.938761168114">
                <text:p>-4.93876116811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372394171898995">
                <text:p>-0.03723941718989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.15052596566911">
                <text:p>-1.150525965669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55903085263532">
                <text:p>0.5590308526353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197024377205793">
                <text:p>-0.19702437720579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68341088879404">
                <text:p>1.6834108887940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.87169354941932">
                <text:p>-1.8716935494193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.8871854133956">
                <text:p>-1.887185413395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8932486981488">
                <text:p>1.893248698148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.56561088092493">
                <text:p>-1.5656108809249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.46205427948456">
                <text:p>-1.462054279484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.62047167847404">
                <text:p>-1.620471678474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81991618060199">
                <text:p>1.8199161806019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.19261522585784">
                <text:p>-1.1926152258578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261363935926874">
                <text:p>-0.26136393592687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136426233789113">
                <text:p>-0.13642623378911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.89957531431531">
                <text:p>-1.8995753143153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11103892724448">
                <text:p>1.1110389272444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45318139950562">
                <text:p>1.453181399505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982569826057325">
                <text:p>-0.9825698260573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2.01884781877204">
                <text:p>-2.0188478187720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5.58383427809654">
                <text:p>-5.5838342780965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44636355825197">
                <text:p>1.4463635582519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758997420222032">
                <text:p>-0.75899742022203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26465436410128">
                <text:p>0.52646543641012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64759611951578">
                <text:p>1.647596119515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60630809523789">
                <text:p>-0.6063080952378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21851302496014">
                <text:p>1.218513024960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649349703396204">
                <text:p>-0.64934970339620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58273454465807">
                <text:p>1.5827345446580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51182632781232">
                <text:p>0.25118263278123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.27624651242251">
                <text:p>-1.2762465124225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06083060664688">
                <text:p>1.060830606646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4187087484638">
                <text:p>1.418708748463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2.05045652121613">
                <text:p>-2.0504565212161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832059765005483">
                <text:p>-0.83205976500548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626761047037572">
                <text:p>-0.62676104703757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720207147044716">
                <text:p>0.72020714704471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663050920303918">
                <text:p>0.06630509203039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2.64015807973099">
                <text:p>-2.6401580797309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74727983096053">
                <text:p>1.7472798309605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0939820756913203">
                <text:p>-0.093982075691320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679940719471382">
                <text:p>0.67994071947138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626100410434934">
                <text:p>-0.62610041043493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2.58202003570575">
                <text:p>-2.582020035705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2.49523814239402">
                <text:p>-2.4952381423940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331226267690818">
                <text:p>-0.33122626769081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3.12092965279126">
                <text:p>-3.1209296527912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81441895679235">
                <text:p>1.8144189567923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.52535882596821">
                <text:p>-1.5253588259682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.2831808177773">
                <text:p>-1.283180817777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3.67588127965677">
                <text:p>-3.6758812796567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57852370165334">
                <text:p>1.5785237016533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.9514689875243">
                <text:p>-1.951468987524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2.00529414883032">
                <text:p>-2.0052941488303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99081979749085">
                <text:p>0.09908197974908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2.76944632389371">
                <text:p>-2.769446323893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128096206201952">
                <text:p>-0.12809620620195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498927996367688">
                <text:p>0.4989279963676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781726835584349">
                <text:p>-0.78172683558434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1.34269767883372">
                <text:p>-1.3426976788337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48638515157625">
                <text:p>1.486385151576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710786895008033">
                <text:p>0.71078689500803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254352062404876">
                <text:p>-0.25435206240487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.11390759506945">
                <text:p>-1.113907595069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2.72529294669822">
                <text:p>-2.725292946698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2.33102244304136">
                <text:p>-2.3310224430413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620224338014832">
                <text:p>0.62022433801483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3.35683712987515">
                <text:p>-3.3568371298751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65505716842291">
                <text:p>0.56550571684229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26420554021638">
                <text:p>1.2642055402163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.58029879823468">
                <text:p>-1.580298798234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.5251204939051">
                <text:p>-1.525120493905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949323318076551">
                <text:p>0.94932331807655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389307045502612">
                <text:p>-0.38930704550261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885474178076966">
                <text:p>0.88547417807696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6656388024408">
                <text:p>1.66563880244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891865824744667">
                <text:p>-0.8918658247446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04995900703263">
                <text:p>1.049959007032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22322794233574">
                <text:p>1.2232279423357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79440319380636">
                <text:p>0.7944031938063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3.01097406602591">
                <text:p>-3.0109740660259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0406277755288285">
                <text:p>-0.040627775528828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66795682240132">
                <text:p>1.6679568224013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14745012751651">
                <text:p>-0.1474501275165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398898706440344">
                <text:p>-0.39889870644034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749058273135217">
                <text:p>0.74905827313521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206469830459926">
                <text:p>-0.20646983045992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4.85481610107254">
                <text:p>-4.8548161010725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3.19340919469569">
                <text:p>-3.1934091946956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.47292593548283">
                <text:p>-1.4729259354828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54656997990088">
                <text:p>0.45465699799008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523585596092234">
                <text:p>-0.52358559609223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1.76364295567327">
                <text:p>-1.7636429556732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62222118964274">
                <text:p>1.6222211896427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2.16565282554312">
                <text:p>-2.165652825543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2.06781603330089">
                <text:p>-2.0678160333008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587750374884826">
                <text:p>0.58775037488482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659981889794304">
                <text:p>-0.65998188979430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2.88703325818736">
                <text:p>-2.8870332581873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462772976899134">
                <text:p>0.46277297689913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749845145607609">
                <text:p>0.74984514560760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2.14367185139675">
                <text:p>-2.1436718513967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4.53283864901036">
                <text:p>-4.5328386490103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37273972805596">
                <text:p>1.3727397280559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828953560370299">
                <text:p>0.82895356037029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08362389134104">
                <text:p>1.0836238913410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4.89993252020055">
                <text:p>-4.8999325202005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.35697382831254">
                <text:p>-1.3569738283125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1.99185027205125">
                <text:p>-1.991850272051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496094648856013">
                <text:p>0.49609464885601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814357813726802">
                <text:p>0.81435781372680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20167119986645">
                <text:p>1.2016711998664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1.6250358195235">
                <text:p>-1.625035819523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49234719611684">
                <text:p>1.4923471961168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470990489577278">
                <text:p>0.47099048957727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422021859620632">
                <text:p>0.42202185962063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22552318248703">
                <text:p>1.2255231824870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959243716802361">
                <text:p>-0.95924371680236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382932013127966">
                <text:p>0.038293201312796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2.86289433841753">
                <text:p>-2.8628943384175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826752123623693">
                <text:p>0.82675212362369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3.13386537764109">
                <text:p>-3.1338653776410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497426038275526">
                <text:p>-0.49742603827552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.33085277131623">
                <text:p>-1.3308527713162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19944783184649">
                <text:p>1.1994478318464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183186553781328">
                <text:p>-0.18318655378132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71811232509155">
                <text:p>1.7181123250915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34079321802103">
                <text:p>0.43407932180210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2.37296804271774">
                <text:p>-2.3729680427177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2.9332097869513">
                <text:p>-2.933209786951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.61180200217517">
                <text:p>-1.6118020021751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031420779461242">
                <text:p>-0.03142077946124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987480136200866">
                <text:p>0.98748013620086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2.8939867090033">
                <text:p>-2.89398670900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4.60914495023268">
                <text:p>-4.6091449502326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09930339337526">
                <text:p>1.0993033933752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.17491628862378">
                <text:p>-1.1749162886237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610178054493398">
                <text:p>-0.61017805449339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756147442910886">
                <text:p>0.75614744291088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981476796336306">
                <text:p>0.98147679633630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3.80038942252026">
                <text:p>-3.8003894225202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8124157280307">
                <text:p>1.812415728030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1.42413134514197">
                <text:p>-1.4241313451419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650809817427633">
                <text:p>0.065080981742763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195648716968511">
                <text:p>0.0019564871696851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956563861306062">
                <text:p>-0.95656386130606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.91663706612161">
                <text:p>-1.9166370661216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2.34510931148011">
                <text:p>-2.3451093114801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444693699725929">
                <text:p>0.0044469369972592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6471393707972">
                <text:p>1.647139370797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.77779284129301">
                <text:p>-1.7777928412930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.08431241085525">
                <text:p>-1.0843124108552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.59104301528568">
                <text:p>-1.5910430152856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.04487371418549">
                <text:p>-1.0448737141854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16196270709404">
                <text:p>0.11619627070940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3.87132001710934">
                <text:p>-3.8713200171093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2.02596692500956">
                <text:p>-2.0259669250095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.57703287153209">
                <text:p>-1.5770328715320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2.73702762144606">
                <text:p>-2.7370276214460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.7016151793129">
                <text:p>-1.701615179312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.11099971047866">
                <text:p>-1.1109997104786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45552359339945">
                <text:p>0.34555235933994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2.66410079759769">
                <text:p>-2.6641007975976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43255915831978">
                <text:p>1.4325591583197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000720350602785302">
                <text:p>-0.00072035060278530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52238328480078">
                <text:p>1.5223832848007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.64904859917755">
                <text:p>-1.6490485991775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965790005187985">
                <text:p>0.096579000518798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90761455674281">
                <text:p>1.9076145567428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55157903968055">
                <text:p>1.5515790396805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85526575397697">
                <text:p>0.18552657539769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.06695035482531">
                <text:p>-1.0669503548253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38150970250629">
                <text:p>1.3815097025062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1.18206157059124">
                <text:p>-1.1820615705912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2.08816148151895">
                <text:p>-2.0881614815189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736163501609025">
                <text:p>0.73616350160902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441167083157718">
                <text:p>0.44116708315771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2.55510813800066">
                <text:p>-2.5551081380006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2.12999745344754">
                <text:p>-2.1299974534475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454541009480665">
                <text:p>0.45454100948066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0353757042862">
                <text:p>1.035375704286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603411992927526">
                <text:p>-0.60341199292752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477465218961433">
                <text:p>0.47746521896143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66214022127068">
                <text:p>1.6621402212706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2.18268704453695">
                <text:p>-2.1826870445369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1.23945222070756">
                <text:p>-1.2394522207075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53403537409744">
                <text:p>1.5340353740974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2.18226750525201">
                <text:p>-2.1822675052520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46892326739906">
                <text:p>1.4689232673990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1.2230117662517">
                <text:p>-1.223011766251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645922194721338">
                <text:p>-0.64592219472133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59532784210251">
                <text:p>1.5953278421025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907015256401453">
                <text:p>0.090701525640145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15907036224263">
                <text:p>1.1590703622426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2.18589879533221">
                <text:p>-2.1858987953322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16583116361817">
                <text:p>1.1658311636181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594886364414533">
                <text:p>0.5948863644145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38700696901781">
                <text:p>1.3870069690178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1.07743332715881">
                <text:p>-1.0774333271588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619660690731383">
                <text:p>0.61966069073138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27009288798924">
                <text:p>1.2700928879892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788423528634919">
                <text:p>-0.78842352863491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215662742400135">
                <text:p>0.21566274240013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430578559803009">
                <text:p>0.43057855980300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1.15835581226179">
                <text:p>-1.1583558122617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33812386308302">
                <text:p>1.3381238630830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82881034029434">
                <text:p>0.8288103402943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45440892341461">
                <text:p>1.4544089234146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17289355370093">
                <text:p>0.1728935537009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2.47885515903124">
                <text:p>-2.4788551590312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08701048152714">
                <text:p>1.0870104815271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94789380406684">
                <text:p>1.9478938040668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803300802778096">
                <text:p>-0.80330080277809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155092054113134">
                <text:p>0.15509205411313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656151676368383">
                <text:p>0.65615167636838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397910720618695">
                <text:p>0.39791072061869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4.63717413513049">
                <text:p>-4.6371741351304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1.65621903484297">
                <text:p>-1.6562190348429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1.18860386847037">
                <text:p>-1.1886038684703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3.50394450930987">
                <text:p>-3.5039445093098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2.17778862522333">
                <text:p>-2.1777886252233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60083102912377">
                <text:p>1.6008310291237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1.09036155295184">
                <text:p>-1.0903615529518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1.90313808417186">
                <text:p>-1.9031380841718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353234919800339">
                <text:p>-0.35323491980033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31860410323272">
                <text:p>-0.3186041032327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131887041505213">
                <text:p>0.13188704150521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585832921242922">
                <text:p>-0.58583292124292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82513472303682">
                <text:p>1.8251347230368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1.4192495189774">
                <text:p>-1.419249518977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1.54596268123179">
                <text:p>-1.5459626812317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4.74619733247629">
                <text:p>-4.7461973324762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880693851911127">
                <text:p>0.88069385191112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20904625570731">
                <text:p>1.2090462557073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86228681280233">
                <text:p>1.8622868128023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2.64925787084981">
                <text:p>-2.6492578708498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621112700494177">
                <text:p>0.62111270049417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651184938084113">
                <text:p>0.65118493808411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88767340576603">
                <text:p>1.8876734057660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345982096456485">
                <text:p>0.34598209645648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284104922713508">
                <text:p>-0.28410492271350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2.22719877766272">
                <text:p>-2.2271987776627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42895386449599">
                <text:p>1.4289538644959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2.13497353894268">
                <text:p>-2.1349735389426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3.29974118799914">
                <text:p>-3.2997411879991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07210819913691">
                <text:p>1.0721081991369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3.65748825409947">
                <text:p>-3.6574882540994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90354366821051">
                <text:p>1.9035436682105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577157480872986">
                <text:p>0.57715748087298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355900106003641">
                <text:p>-0.35590010600364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425970382444665">
                <text:p>-0.42597038244466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2.74556505762932">
                <text:p>-2.7455650576293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14374254829196">
                <text:p>1.1437425482919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408550067668009">
                <text:p>-0.40855006766800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884385059181688">
                <text:p>0.88438505918168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2.39045844941583">
                <text:p>-2.3904584494158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95504694854368">
                <text:p>1.9550469485436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3.52514549331593">
                <text:p>-3.5251454933159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667714830196708">
                <text:p>0.66771483019670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4.48614186071154">
                <text:p>-4.4861418607115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2.525782541137">
                <text:p>-2.52578254113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858674232992828">
                <text:p>-0.85867423299282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516734348689669">
                <text:p>0.51673434868966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5.05065305997715">
                <text:p>-5.0506530599771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1.43212380754001">
                <text:p>-1.4321238075400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657670056466964">
                <text:p>0.65767005646696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58512375113692">
                <text:p>1.5851237511369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673680656531029">
                <text:p>0.67368065653102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1.46012870514934">
                <text:p>-1.4601287051493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5.37054408675011">
                <text:p>-5.3705440867501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151529586738485">
                <text:p>0.15152958673848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1.26567012826555">
                <text:p>-1.2656701282655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12759821501957">
                <text:p>1.1275982150195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973194015945816">
                <text:p>-0.97319401594581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630907582408505">
                <text:p>-0.63090758240850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390697054641885">
                <text:p>0.39069705464188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.19057377312844">
                <text:p>-1.1905737731284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45927782983902">
                <text:p>1.4592778298390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64935858560048">
                <text:p>1.6493585856004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01201642972619">
                <text:p>1.0120164297261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584832803016756">
                <text:p>0.58483280301675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2.50123190957435">
                <text:p>-2.5012319095743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3.00267371432277">
                <text:p>-3.0026737143227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1.54858147759799">
                <text:p>-1.5485814775979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1.41674507968023">
                <text:p>-1.4167450796802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2.66208491702601">
                <text:p>-2.6620849170260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1.79424064362865">
                <text:p>-1.7942406436286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2.69790042876412">
                <text:p>-2.6979004287641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796618295713514">
                <text:p>0.79661829571351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38285623421323">
                <text:p>0.3828562342132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2.58579444231033">
                <text:p>-2.5857944423103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3.20882010492718">
                <text:p>-3.2088201049271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1.54631818954859">
                <text:p>-1.5463181895485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404094358090196">
                <text:p>-0.40409435809019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0811196251805">
                <text:p>1.081119625180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1.85880884099372">
                <text:p>-1.8588088409937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254387854911901">
                <text:p>-0.25438785491190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0229962397482999">
                <text:p>-0.022996239748299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.737541822554289">
                <text:p>-0.73754182255428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16785981040344">
                <text:p>1.1678598104034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922669162296366">
                <text:p>-0.92266916229636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795231501781491">
                <text:p>-0.79523150178149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665317738516369">
                <text:p>-0.66531773851636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1.90014400528819">
                <text:p>-1.9001440052881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255484557059142">
                <text:p>0.25548455705914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123782289299398">
                <text:p>0.12378228929939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91365097001756">
                <text:p>1.9136509700175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1.6643611302263">
                <text:p>-1.664361130226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5919964927328">
                <text:p>1.591996492732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84610020368464">
                <text:p>1.8461002036846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8822684338987">
                <text:p>1.882268433898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4.43554514905805">
                <text:p>-4.4355451490580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364244156322927">
                <text:p>-0.36424415632292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4.00152816793097">
                <text:p>-4.0015281679309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17898766612407">
                <text:p>1.1789876661240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1.34266143673456">
                <text:p>-1.3426614367345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2.01974114652392">
                <text:p>-2.0197411465239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97482707953775">
                <text:p>1.9748270795377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82436151399457">
                <text:p>1.8243615139945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0.903979010323917">
                <text:p>-0.90397901032391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2.79397777083428">
                <text:p>-2.7939777708342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226165632784192">
                <text:p>0.22616563278419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719545848745999">
                <text:p>-0.71954584874599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26794590023447">
                <text:p>1.2679459002344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2993140533153">
                <text:p>1.299314053315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75689341089417">
                <text:p>1.7568934108941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1.87502911737083">
                <text:p>-1.8750291173708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01882028448726">
                <text:p>1.0188202844872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9266930498111">
                <text:p>1.926693049811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0.916638732650537">
                <text:p>-0.91663873265053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2.85351429239666">
                <text:p>-2.8535142923966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0.295831744491029">
                <text:p>-0.29583174449102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2.16896681209792">
                <text:p>-2.1689668120979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0.572312041817531">
                <text:p>-0.57231204181753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0.367417458266354">
                <text:p>-0.36741745826635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0.112622512763438">
                <text:p>-0.11262251276343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1.85896316689824">
                <text:p>-1.8589631668982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956936908489538">
                <text:p>0.95693690848953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1.64684962426723">
                <text:p>-1.6468496242672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0.762672655988323">
                <text:p>-0.76267265598832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2.60433778938285">
                <text:p>-2.6043377893828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1.41906603728038">
                <text:p>-1.4190660372803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0.367955755761589">
                <text:p>-0.36795575576158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681286721332518">
                <text:p>0.68128672133251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1.08786661469448">
                <text:p>-1.0878666146944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246155968859696">
                <text:p>0.24615596885969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2.3466960129036">
                <text:p>-2.346696012903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1.28908156830313">
                <text:p>-1.2890815683031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267453351816088">
                <text:p>0.26745335181608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.284912579918275">
                <text:p>-0.28491257991827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94994358894539">
                <text:p>1.9499435889453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859213255978655">
                <text:p>0.85921325597865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35060092120382">
                <text:p>1.3506009212038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0.938440457820923">
                <text:p>-0.93844045782092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29755230320994">
                <text:p>1.2975523032099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664856304821286">
                <text:p>-0.66485630482128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459259118672223">
                <text:p>0.45925911867222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1.80855208230984">
                <text:p>-1.8085520823098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1.12747154040328">
                <text:p>-1.1274715404032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63041034831768">
                <text:p>-0.6304103483176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159025655648573">
                <text:p>0.15902565564857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585696784388673">
                <text:p>0.58569678438867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11544859344252">
                <text:p>1.1154485934425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820400231523661">
                <text:p>-0.82040023152366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5.24718473032601">
                <text:p>-5.2471847303260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45119018482235">
                <text:p>1.4511901848223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2.52435819875421">
                <text:p>-2.5243581987542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2.80695856556221">
                <text:p>-2.8069585655622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0.405026252539328">
                <text:p>-0.40502625253932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547955783944819">
                <text:p>0.54795578394481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2.02579402531459">
                <text:p>-2.0257940253145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16498825414132">
                <text:p>1.1649882541413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2.22714473787662">
                <text:p>-2.2271447378766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1.65982882913824">
                <text:p>-1.6598288291382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1.80591877841846">
                <text:p>-1.8059187784184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64784421131776">
                <text:p>1.6478442113177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1.94031275123617">
                <text:p>-1.9403127512361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1.70962554041702">
                <text:p>-1.7096255404170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713849075236682">
                <text:p>0.71384907523668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896824594992584">
                <text:p>0.89682459499258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0.189881245058722">
                <text:p>-0.18988124505872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0.15875561007647">
                <text:p>-0.1587556100764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96274686369963">
                <text:p>1.9627468636996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2.47771555843565">
                <text:p>-2.4777155584356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1.92195943387859">
                <text:p>-1.9219594338785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0.251791908091259">
                <text:p>-0.25179190809125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93429892952335">
                <text:p>1.9342989295233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77569313367326">
                <text:p>1.7756931336732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975020194641391">
                <text:p>0.97502019464139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0.293254505861009">
                <text:p>-0.29325450586100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1.11846815004763">
                <text:p>-1.1184681500476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1.64066281145855">
                <text:p>-1.6406628114585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1.57854245302518">
                <text:p>-1.5785424530251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1.94544334999958">
                <text:p>-1.9454433499995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471478079821676">
                <text:p>0.47147807982167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932748423985863">
                <text:p>0.93274842398586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805784568891774">
                <text:p>0.80578456889177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1.09987164712793">
                <text:p>-1.0998716471279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846811208504342">
                <text:p>0.84681120850434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1.54725418785291">
                <text:p>-1.5472541878529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610857191630813">
                <text:p>0.61085719163081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295869151887295">
                <text:p>0.29586915188729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2.15156368765339">
                <text:p>-2.1515636876533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97692112672315">
                <text:p>1.9769211267231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198510160214066">
                <text:p>0.19851016021406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53900600762881">
                <text:p>1.5390060076288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1.77254827286755">
                <text:p>-1.7725482728675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228929002155427">
                <text:p>0.022892900215542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246444183435458">
                <text:p>0.24644418343545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138088338552476">
                <text:p>-0.13808833855247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48286628352567">
                <text:p>1.4828662835256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338168883015194">
                <text:p>-0.33816888301519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0.949488348631116">
                <text:p>-0.94948834863111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266968605583282">
                <text:p>0.26696860558328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1.42602365885062">
                <text:p>-1.4260236588506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63458291951453">
                <text:p>1.6345829195145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0.737412100996671">
                <text:p>-0.73741210099667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3.38084172066599">
                <text:p>-3.3808417206659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0.632358615846077">
                <text:p>-0.63235861584607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1.12267624584409">
                <text:p>-1.1226762458440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0.575606343089329">
                <text:p>-0.57560634308932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8851874835987">
                <text:p>1.885187483598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065824253792357">
                <text:p>0.0006582425379235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1.34136883672907">
                <text:p>-1.3413688367290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705991367557807">
                <text:p>0.70599136755780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1.82943621015409">
                <text:p>-1.8294362101540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895028808177026">
                <text:p>-0.89502880817702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336093048635046">
                <text:p>-0.33609304863504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1.8781338333236">
                <text:p>-1.878133833323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209052498160391">
                <text:p>0.20905249816039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20326857894642">
                <text:p>1.2032685789464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1.98048970052758">
                <text:p>-1.9804897005275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595928644508463">
                <text:p>0.59592864450846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1.43559239366672">
                <text:p>-1.4355923936667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5.65567527093394">
                <text:p>-5.6556752709339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5395179615943">
                <text:p>1.539517961594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1.16372559128169">
                <text:p>-1.1637255912816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1.8040580203667">
                <text:p>-1.804058020366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2.17064442937714">
                <text:p>-2.1706444293771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268813443701169">
                <text:p>0.26881344370116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0.888231481669194">
                <text:p>-0.88823148166919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2.76645845126377">
                <text:p>-2.7664584512637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.86705535503873">
                <text:p>1.8670553550387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2.03558094379189">
                <text:p>-2.0355809437918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1.88151466404314">
                <text:p>-1.8815146640431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414713781045215">
                <text:p>0.41471378104521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1.35623017275896">
                <text:p>-1.3562301727589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00743173220357">
                <text:p>1.0074317322035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1.71784091180025">
                <text:p>-1.7178409118002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2.00247635994989">
                <text:p>-2.0024763599498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256502967821164">
                <text:p>0.25650296782116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299002586897298">
                <text:p>0.29900258689729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0.658501743697705">
                <text:p>-0.65850174369770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1.35883336555906">
                <text:p>-1.3588333655590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1.04966641816651">
                <text:p>-1.0496664181665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50367068312015">
                <text:p>1.5036706831201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2.81788377566165">
                <text:p>-2.8178837756616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.24872677184862">
                <text:p>1.2487267718486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1.93848882358499">
                <text:p>-1.9384888235849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85741190936535">
                <text:p>1.8574119093653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1.38673286982291">
                <text:p>-1.3867328698229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1673172541242">
                <text:p>1.167317254124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4846195281559">
                <text:p>1.484619528155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1.07451990470582">
                <text:p>-1.0745199047058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0.130401260065966">
                <text:p>-0.13040126006596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1.32362872155239">
                <text:p>-1.3236287215523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46848585996118">
                <text:p>1.4684858599611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0.790962774887225">
                <text:p>-0.79096277488722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1.64111979449278">
                <text:p>-1.6411197944927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1.77956452328411">
                <text:p>-1.7795645232841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1980451998003">
                <text:p>1.198045199800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3.89512554271612">
                <text:p>-3.8951255427161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1.59179668562059">
                <text:p>-1.5917966856205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2.74762699809908">
                <text:p>-2.7476269980990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0733844794711">
                <text:p>1.073384479471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4.7410694706042">
                <text:p>-4.741069470604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1.62100458456576">
                <text:p>-1.6210045845657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2.08147533273444">
                <text:p>-2.0814753327344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2.60231954794609">
                <text:p>-2.6023195479460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0.174321314160187">
                <text:p>-0.17432131416018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1.81368353995097">
                <text:p>-1.8136835399509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89193074715276">
                <text:p>0.8919307471527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1.59011289770505">
                <text:p>-1.5901128977050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0.384990185583829">
                <text:p>-0.38499018558382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0.9128219035605">
                <text:p>-0.912821903560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0.308298994444613">
                <text:p>-0.30829899444461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.1461577375497">
                <text:p>1.146157737549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3766354156575">
                <text:p>1.376635415657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0.141883073173745">
                <text:p>-0.14188307317374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523254953317047">
                <text:p>0.052325495331704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2.90063205889336">
                <text:p>-2.9006320588933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654115793494048">
                <text:p>0.65411579349404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108579814842295">
                <text:p>0.10857981484229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1.01622946796393">
                <text:p>-1.0162294679639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0.273825778724544">
                <text:p>-0.27382577872454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2.34239016149756">
                <text:p>-2.3423901614975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1.95489814263712">
                <text:p>-1.9548981426371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0.884880815487128">
                <text:p>-0.88488081548712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1.27418314363521">
                <text:p>-1.2741831436352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2.81131560771527">
                <text:p>-2.8113156077152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1.09874749690752">
                <text:p>-1.0987474969075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162083192157704">
                <text:p>0.16208319215770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5501417702895">
                <text:p>1.550141770289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2.25376267308098">
                <text:p>-2.2537626730809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7299446676078">
                <text:p>0.729944667607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1.87740604772418">
                <text:p>-1.8774060477241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563042527539351">
                <text:p>0.56304252753935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31966085414143">
                <text:p>0.3196608541414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729636268150923">
                <text:p>0.72963626815092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2.17064426317995">
                <text:p>-2.1706442631799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93148221995301">
                <text:p>1.9314822199530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5.31249362153285">
                <text:p>-5.3124936215328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236967347384646">
                <text:p>0.23696734738464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0.430695642172701">
                <text:p>-0.43069564217270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2.20836108092834">
                <text:p>-2.2083610809283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18471257248177">
                <text:p>0.1847125724817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1.98149179639074">
                <text:p>-1.9814917963907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4.74308428543781">
                <text:p>-4.7430842854378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1.40692881064098">
                <text:p>-1.4069288106409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40724709095641">
                <text:p>1.4072470909564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1.65958301954222">
                <text:p>-1.6595830195422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173619984397657">
                <text:p>0.17361998439765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1.46336616180162">
                <text:p>-1.4633661618016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0.632710216849818">
                <text:p>-0.63271021684981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664466499144019">
                <text:p>0.66446649914401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1.65175587241785">
                <text:p>-1.6517558724178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0.6958637197275">
                <text:p>-0.695863719727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0.80365159439878">
                <text:p>-0.8036515943987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10315409602937">
                <text:p>1.1031540960293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65081726435288">
                <text:p>1.6508172643528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1.82214230553842">
                <text:p>-1.8221423055384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5.30379764065083">
                <text:p>-5.3037976406508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3.21215673606739">
                <text:p>-3.2121567360673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8733478945176">
                <text:p>0.873347894517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66732411689544">
                <text:p>1.6673241168954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3.51943715893278">
                <text:p>-3.5194371589327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0.500977494272933">
                <text:p>-0.50097749427293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0.21930134390647">
                <text:p>-0.2193013439064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85000301368598">
                <text:p>0.8500030136859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702980640998876">
                <text:p>0.70298064099887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3.23074218628634">
                <text:p>-3.2307421862863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0.0418121574932826">
                <text:p>-0.041812157493282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1.07084101799179">
                <text:p>-1.0708410179917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2.3888094417625">
                <text:p>-2.388809441762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0.317306340291258">
                <text:p>-0.31730634029125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0.140450110371231">
                <text:p>-0.14045011037123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4.14204507829974">
                <text:p>-4.1420450782997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434016551322525">
                <text:p>0.43401655132252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92045501644945">
                <text:p>1.9204550164494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144025770795627">
                <text:p>0.14402577079562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95720488107187">
                <text:p>1.9572048810718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67122854626702">
                <text:p>1.6712285462670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0.183711198204136">
                <text:p>-0.18371119820413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2.11564021329879">
                <text:p>-2.1156402132987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2.28847330207152">
                <text:p>-2.2884733020715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1.34198689628623">
                <text:p>-1.3419868962862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1.99511866175277">
                <text:p>-1.9951186617527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.46884094313998">
                <text:p>1.4688409431399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.24092516760868">
                <text:p>1.2409251676086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.3200583144635">
                <text:p>1.320058314463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5.00779052284217">
                <text:p>-5.0077905228421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501529055054511">
                <text:p>0.50152905505451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0.881827928418948">
                <text:p>-0.88182792841894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1.39922465671218">
                <text:p>-1.3992246567121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.66550640220764">
                <text:p>1.6655064022076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.43605916436521">
                <text:p>1.4360591643652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1.38397767948892">
                <text:p>-1.3839776794889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0.0843077534054131">
                <text:p>-0.084307753405413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0.56681418806106">
                <text:p>-0.5668141880610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1.61930253317691">
                <text:p>-1.6193025331769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395306712305398">
                <text:p>0.39530671230539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1.34987500215517">
                <text:p>-1.3498750021551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4.33318535945892">
                <text:p>-4.3331853594589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2.50956849773356">
                <text:p>-2.5095684977335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1.71014334137159">
                <text:p>-1.7101433413715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168571024713104">
                <text:p>0.016857102471310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18757801310058">
                <text:p>0.1875780131005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.34062751996352">
                <text:p>1.3406275199635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2.84228961639324">
                <text:p>-2.8422896163932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2.81238105441988">
                <text:p>-2.8123810544198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0.944986504831513">
                <text:p>-0.94498650483151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.86401751580439">
                <text:p>1.8640175158043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0.234792157764335">
                <text:p>-0.23479215776433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0.878195543969635">
                <text:p>-0.87819554396963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1.4589512480703">
                <text:p>-1.458951248070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1.54918323374828">
                <text:p>-1.5491832337482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1.04121289023493">
                <text:p>-1.0412128902349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0.695962482870856">
                <text:p>-0.69596248287085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2.53077210877585">
                <text:p>-2.5307721087758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2.84718119791764">
                <text:p>-2.8471811979176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1.79950927599326">
                <text:p>-1.7995092759932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688274859961309">
                <text:p>0.68827485996130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.56888031862845">
                <text:p>1.5688803186284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369516704876625">
                <text:p>0.36951670487662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0.33842373778925">
                <text:p>-0.3384237377892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7363110554194">
                <text:p>1.736311055419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1.65728611872925">
                <text:p>-1.6572861187292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0.512511549281358">
                <text:p>-0.51251154928135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.2481211777651">
                <text:p>1.248121177765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0.415836275814123">
                <text:p>-0.41583627581412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0.83908391271661">
                <text:p>-0.8390839127166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3.1065171992264">
                <text:p>-3.106517199226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0.125098639258068">
                <text:p>-0.12509863925806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.00939423012807">
                <text:p>1.0093942301280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1.80090854082543">
                <text:p>-1.8009085408254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210737895688256">
                <text:p>0.21073789568825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164404952478707">
                <text:p>0.16440495247870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.51016878824035">
                <text:p>1.5101687882403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1.93228690599941">
                <text:p>-1.9322869059994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.1465353841339">
                <text:p>1.146535384133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1.36883006731679">
                <text:p>-1.3688300673167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.67070158051591">
                <text:p>1.6707015805159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4.74919786041142">
                <text:p>-4.7491978604114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758141732346197">
                <text:p>0.75814173234619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2.0271166203931">
                <text:p>-2.027116620393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0.00213256072349699">
                <text:p>-0.0021325607234969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2.27800834593934">
                <text:p>-2.2780083459393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.21616229017873">
                <text:p>1.2161622901787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.96362177060166">
                <text:p>1.9636217706016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221661171711282">
                <text:p>0.22166117171128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4.16870781830407">
                <text:p>-4.1687078183040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0.74513448440609">
                <text:p>-0.7451344844060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0.220195531434026">
                <text:p>-0.22019553143402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0.32057842424137">
                <text:p>-0.3205784242413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1.97133856135604">
                <text:p>-1.9713385613560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.02175310625372">
                <text:p>1.0217531062537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599746619300884">
                <text:p>0.59974661930088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0.377925899378505">
                <text:p>-0.37792589937850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.9031405054935">
                <text:p>1.903140505493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0.937816751890282">
                <text:p>-0.93781675189028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70780169609954">
                <text:p>0.7078016960995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0.45396059596531">
                <text:p>-0.4539605959653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.72380202933869">
                <text:p>1.7238020293386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2.3513632188651">
                <text:p>-2.351363218865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1.12342253498867">
                <text:p>-1.1234225349886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2.22702591050468">
                <text:p>-2.2270259105046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.16060858626387">
                <text:p>1.1606085862638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1.63033137701246">
                <text:p>-1.6303313770124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1.97408594602427">
                <text:p>-1.9740859460242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0.393483984952446">
                <text:p>-0.39348398495244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3.5250156378486">
                <text:p>-3.525015637848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3.3339247653826">
                <text:p>-3.333924765382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.47925842737392">
                <text:p>1.4792584273739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2.41474883093876">
                <text:p>-2.4147488309387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2.01450516529268">
                <text:p>-2.0145051652926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951429005325742">
                <text:p>0.95142900532574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.78713879240598">
                <text:p>1.7871387924059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1.05909404769631">
                <text:p>-1.0590940476963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.36682867580763">
                <text:p>1.3668286758076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3.69369468360613">
                <text:p>-3.6936946836061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909790900642196">
                <text:p>0.90979090064219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326988113856656">
                <text:p>0.32698811385665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202418437107026">
                <text:p>0.20241843710702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.52225724406098">
                <text:p>1.5222572440609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1.72043402491243">
                <text:p>-1.7204340249124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0.419021422792099">
                <text:p>-0.41902142279209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602404666623483">
                <text:p>0.60240466662348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589012658499207">
                <text:p>0.58901265849920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1.77852093706065">
                <text:p>-1.7785209370606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144262731796765">
                <text:p>0.14426273179676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.42121671197194">
                <text:p>1.4212167119719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.45972434514492">
                <text:p>1.4597243451449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2.92233176295752">
                <text:p>-2.9223317629575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523341940857682">
                <text:p>0.52334194085768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333806904046499">
                <text:p>0.033380690404649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1.71811018446244">
                <text:p>-1.7181101844624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4.31466636202944">
                <text:p>-4.3146663620294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0.710474878265597">
                <text:p>-0.71047487826559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0.935308481766284">
                <text:p>-0.93530848176628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194711807560944">
                <text:p>0.19471180756094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5.11938837525683">
                <text:p>-5.1193883752568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.61679772969595">
                <text:p>1.6167977296959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4.06153098952188">
                <text:p>-4.0615309895218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386673493711724">
                <text:p>0.38667349371172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4.53522516799425">
                <text:p>-4.5352251679942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3.37755365710443">
                <text:p>-3.3775536571044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3.09703181166418">
                <text:p>-3.0970318116641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0.6051107712301">
                <text:p>-0.605110771230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.87740082649971">
                <text:p>1.8774008264997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.84215017164731">
                <text:p>1.8421501716473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4.70952862562322">
                <text:p>-4.7095286256232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2.15444547148649">
                <text:p>-2.1544454714864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0.111529063086791">
                <text:p>-0.11152906308679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.43376655215509">
                <text:p>1.4337665521550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2.56119823543911">
                <text:p>-2.5611982354391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.81123774807467">
                <text:p>1.8112377480746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0.606914979443205">
                <text:p>-0.60691497944320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1.47846081019499">
                <text:p>-1.4784608101949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0.227101183055951">
                <text:p>-0.22710118305595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3.77168546991387">
                <text:p>-3.7716854699138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50308624029883">
                <text:p>0.5030862402988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1.81639282534309">
                <text:p>-1.8163928253430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.35369645337537">
                <text:p>1.3536964533753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840842048102863">
                <text:p>0.84084204810286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0.763509809131376">
                <text:p>-0.76350980913137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1.11395931603752">
                <text:p>-1.1139593160375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5.4051550054421">
                <text:p>-5.405155005442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.11083155169021">
                <text:p>1.1108315516902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2.528726158923">
                <text:p>-2.52872615892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18985214219296">
                <text:p>1.1898521421929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0.644710353343702">
                <text:p>-0.64471035334370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2.78190231969326">
                <text:p>-2.7819023196932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0.779248384463445">
                <text:p>-0.77924838446344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2.06923653601347">
                <text:p>-2.0692365360134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.26701017790373">
                <text:p>1.2670101779037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.79324020071724">
                <text:p>1.7932402007172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0.387431300226971">
                <text:p>-0.38743130022697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.60440980431176">
                <text:p>1.6044098043117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.68595661965119">
                <text:p>1.6859566196511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2.36600670445507">
                <text:p>-2.3660067044550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5.02010067688154">
                <text:p>-5.0201006768815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1.98711022220349">
                <text:p>-1.9871102222034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0.656658159615091">
                <text:p>-0.65665815961509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1.62359074574514">
                <text:p>-1.6235907457451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2.58086480002686">
                <text:p>-2.5808648000268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0.608177396250517">
                <text:p>-0.60817739625051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.05196046390816">
                <text:p>1.0519604639081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1.06822516472329">
                <text:p>-1.0682251647232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5.58330473366914">
                <text:p>-5.5833047336691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149618049087066">
                <text:p>0.14961804908706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1.11791648139894">
                <text:p>-1.1179164813989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202805756336432">
                <text:p>0.20280575633643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1.95402755934471">
                <text:p>-1.9540275593447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2.13549924580311">
                <text:p>-2.1354992458031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2.62059175696">
                <text:p>-2.6205917569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2.34563242387491">
                <text:p>-2.3456324238749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993699057249097">
                <text:p>0.99369905724909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0.596015934543806">
                <text:p>-0.59601593454380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662336166370263">
                <text:p>0.66233616637026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802255775107944">
                <text:p>0.80225577510794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214995299065994">
                <text:p>0.21499529906599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0.377033898569991">
                <text:p>-0.37703389856999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2.03745963223422">
                <text:p>-2.0374596322342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1.24145061299556">
                <text:p>-1.2414506129955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480135657355738">
                <text:p>0.048013565735573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0.0146500660780378">
                <text:p>-0.014650066078037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0.0941247095601758">
                <text:p>-0.094124709560175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0.357000874317356">
                <text:p>-0.35700087431735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2.52207973786237">
                <text:p>-2.5220797378623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.28002375175501">
                <text:p>1.2800237517550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2.51056324790877">
                <text:p>-2.5105632479087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530373200572902">
                <text:p>0.53037320057290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.49390416504539">
                <text:p>1.4939041650453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.03513835012686">
                <text:p>1.0351383501268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.16137535015361">
                <text:p>1.1613753501536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.55601867148127">
                <text:p>1.5560186714812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0.93208127456762">
                <text:p>-0.9320812745676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1.73590376532035">
                <text:p>-1.7359037653203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0.166320048845083">
                <text:p>-0.16632004884508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.0382482275545">
                <text:p>1.038248227554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277786318244995">
                <text:p>0.27778631824499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3.26170399766692">
                <text:p>-3.2617039976669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.02643658090341">
                <text:p>1.0264365809034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2.39664266199753">
                <text:p>-2.3966426619975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0.931315474257377">
                <text:p>-0.93131547425737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320806469658962">
                <text:p>0.32080646965896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4.6181230783435">
                <text:p>-4.618123078343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.53084505210485">
                <text:p>1.5308450521048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.44644117065773">
                <text:p>1.4464411706577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.64192051787649">
                <text:p>1.6419205178764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1.83431408447454">
                <text:p>-1.8343140844745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0.873686555728044">
                <text:p>-0.87368655572804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1.99901664434646">
                <text:p>-1.9990166443464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0.489852282872614">
                <text:p>-0.48985228287261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1.50487038303516">
                <text:p>-1.5048703830351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2.70707331020467">
                <text:p>-2.7070733102046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2.36714798051289">
                <text:p>-2.3671479805128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2.0374209925529">
                <text:p>-2.037420992552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0.364193056335643">
                <text:p>-0.36419305633564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0.645136263510305">
                <text:p>-0.64513626351030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.96073606024242">
                <text:p>1.9607360602424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.47879750507697">
                <text:p>1.4787975050769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184771587720146">
                <text:p>0.18477158772014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.54691180754402">
                <text:p>1.5469118075440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2.80638749088344">
                <text:p>-2.8063874908834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1.2990370261398">
                <text:p>-1.29903702613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